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.5382in" svg:height="10.1335in" svg:x="0.9232in" svg:y="11.0555in">
            <draw:object draw:notify-on-update-of-ranges="Sheet1.C50:Sheet1.AG50 Sheet1.B51:Sheet1.B51 Sheet1.C51:Sheet1.AG51 Sheet1.C54:Sheet1.AG56 Sheet1.C54:Sheet1.AG56 Sheet1.B52:Sheet1.B52 Sheet1.C52:Sheet1.AG52 Sheet1.C54:Sheet1.AG56 Sheet1.C54:Sheet1.AG56 Sheet1.B53:Sheet1.B53 Sheet1.C53:Sheet1.AG53 Sheet1.C54:Sheet1.AG56 Sheet1.C54:Sheet1.AG5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I felt close to the robot</text:p>
          </table:table-cell>
          <table:table-cell office:value-type="string" calcext:value-type="string">
            <text:p>I was satisfied with the robot.</text:p>
          </table:table-cell>
          <table:table-cell office:value-type="string" calcext:value-type="string">
            <text:p>I would like to continue working with the robot.</text:p>
          </table:table-cell>
          <table:table-cell office:value-type="string" calcext:value-type="string">
            <text:p>I trust the robot.</text:p>
          </table:table-cell>
          <table:table-cell office:value-type="string" calcext:value-type="string">
            <text:p>I like the robot.</text:p>
          </table:table-cell>
          <table:table-cell office:value-type="string" calcext:value-type="string">
            <text:p>The robot was repetitive.</text:p>
          </table:table-cell>
          <table:table-cell office:value-type="string" calcext:value-type="string">
            <text:p>It was easy to express myself to the robot.</text:p>
          </table:table-cell>
          <table:table-cell office:value-type="string" calcext:value-type="string">
            <text:p>The robot was interesting.</text:p>
          </table:table-cell>
          <table:table-cell office:value-type="string" calcext:value-type="string">
            <text:p>The robot does not understand what we are trying to accomplish.</text:p>
          </table:table-cell>
          <table:table-cell office:value-type="string" calcext:value-type="string">
            <text:p>The robot made efficient decisions.</text:p>
          </table:table-cell>
          <table:table-cell office:value-type="string" calcext:value-type="string">
            <text:p>I find what I am doing with the robot confusing.</text:p>
          </table:table-cell>
          <table:table-cell office:value-type="string" calcext:value-type="string">
            <text:p>The robot perceives accurately what my objectives are.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The robot and I are working towards mutually agreed-upon goals.</text:p>
          </table:table-cell>
          <table:table-cell office:value-type="string" calcext:value-type="string">
            <text:p>I am confident in the robot's ability to help me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and I collaborate on setting goals for us to work on.</text:p>
          </table:table-cell>
          <table:table-cell office:value-type="string" calcext:value-type="string">
            <text:p>The robot does not understand what I am trying to accomplish.</text:p>
          </table:table-cell>
          <table:table-cell office:value-type="string" calcext:value-type="string">
            <text:p>I find what the robot and I are doing is unrelated to my goals.</text:p>
          </table:table-cell>
          <table:table-cell office:value-type="string" calcext:value-type="string">
            <text:p>The robot and I agree on what is important for us to work on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is sometimes confused about what I feel about our activities. 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perform appropriately in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I am satisfied with the outcome of our collaboration.</text:p>
          </table:table-cell>
          <table:table-cell office:value-type="string" calcext:value-type="string">
            <text:p>I believe that the robot and I achieved the goals we set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was committed to the collaboration.</text:p>
          </table:table-cell>
          <table:table-cell office:value-type="string" calcext:value-type="string">
            <text:p>The robot was satisfied with my collaborative behavior. </text:p>
          </table:table-cell>
          <table:table-cell office:value-type="string" calcext:value-type="string">
            <text:p>The robot understood my emotions.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3 1:20:49 PM MDT</text:p>
          </table:table-cell>
          <table:table-cell office:value-type="float" office:value="62301" calcext:value-type="float">
            <text:p>6230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4 2:18:28 PM MDT</text:p>
          </table:table-cell>
          <table:table-cell office:value-type="float" office:value="62402" calcext:value-type="float">
            <text:p>624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1:47:09 AM MDT</text:p>
          </table:table-cell>
          <table:table-cell office:value-type="float" office:value="62703" calcext:value-type="float">
            <text:p>627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:02:50 PM MDT</text:p>
          </table:table-cell>
          <table:table-cell office:value-type="float" office:value="62704" calcext:value-type="float">
            <text:p>627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7:14:27 AM MDT</text:p>
          </table:table-cell>
          <table:table-cell office:value-type="float" office:value="62801" calcext:value-type="float">
            <text:p>628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0:16:00 AM MDT</text:p>
          </table:table-cell>
          <table:table-cell office:value-type="float" office:value="62903" calcext:value-type="float">
            <text:p>6290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2:02:09 PM MDT</text:p>
          </table:table-cell>
          <table:table-cell office:value-type="float" office:value="62904" calcext:value-type="float">
            <text:p>629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7:11:10 AM MDT</text:p>
          </table:table-cell>
          <table:table-cell office:value-type="float" office:value="63001" calcext:value-type="float">
            <text:p>630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1:56:51 PM MDT</text:p>
          </table:table-cell>
          <table:table-cell office:value-type="float" office:value="70103" calcext:value-type="float">
            <text:p>701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1:30:43 PM MDT</text:p>
          </table:table-cell>
          <table:table-cell office:value-type="float" office:value="70204" calcext:value-type="float">
            <text:p>702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4:18:10 PM MDT</text:p>
          </table:table-cell>
          <table:table-cell office:value-type="float" office:value="70504" calcext:value-type="float">
            <text:p>705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8:14:30 AM MDT</text:p>
          </table:table-cell>
          <table:table-cell office:value-type="float" office:value="70601" calcext:value-type="float">
            <text:p>7060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9:34:00 AM MDT</text:p>
          </table:table-cell>
          <table:table-cell office:value-type="float" office:value="70602" calcext:value-type="float">
            <text:p>706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2:.C14])" office:value-type="float" office:value="2.84615384615385" calcext:value-type="float">
            <text:p>2.8461538462</text:p>
          </table:table-cell>
          <table:table-cell table:formula="of:=AVERAGE([.D2:.D14])" office:value-type="float" office:value="4.61538461538462" calcext:value-type="float">
            <text:p>4.6153846154</text:p>
          </table:table-cell>
          <table:table-cell table:formula="of:=AVERAGE([.E2:.E14])" office:value-type="float" office:value="4.07692307692308" calcext:value-type="float">
            <text:p>4.0769230769</text:p>
          </table:table-cell>
          <table:table-cell table:formula="of:=AVERAGE([.F2:.F14])" office:value-type="float" office:value="3.76923076923077" calcext:value-type="float">
            <text:p>3.7692307692</text:p>
          </table:table-cell>
          <table:table-cell table:formula="of:=AVERAGE([.G2:.G14])" office:value-type="float" office:value="4.53846153846154" calcext:value-type="float">
            <text:p>4.5384615385</text:p>
          </table:table-cell>
          <table:table-cell table:formula="of:=AVERAGE([.H2:.H14])" office:value-type="float" office:value="4.69230769230769" calcext:value-type="float">
            <text:p>4.6923076923</text:p>
          </table:table-cell>
          <table:table-cell table:formula="of:=AVERAGE([.I2:.I14])" office:value-type="float" office:value="3.76923076923077" calcext:value-type="float">
            <text:p>3.7692307692</text:p>
          </table:table-cell>
          <table:table-cell table:formula="of:=AVERAGE([.J2:.J14])" office:value-type="float" office:value="4.69230769230769" calcext:value-type="float">
            <text:p>4.6923076923</text:p>
          </table:table-cell>
          <table:table-cell table:formula="of:=AVERAGE([.K2:.K14])" office:value-type="float" office:value="3.07692307692308" calcext:value-type="float">
            <text:p>3.0769230769</text:p>
          </table:table-cell>
          <table:table-cell table:formula="of:=AVERAGE([.L2:.L14])" office:value-type="float" office:value="5" calcext:value-type="float">
            <text:p>5</text:p>
          </table:table-cell>
          <table:table-cell table:formula="of:=AVERAGE([.M2:.M14])" office:value-type="float" office:value="2.61538461538462" calcext:value-type="float">
            <text:p>2.6153846154</text:p>
          </table:table-cell>
          <table:table-cell table:formula="of:=AVERAGE([.N2:.N14])" office:value-type="float" office:value="4.38461538461539" calcext:value-type="float">
            <text:p>4.3846153846</text:p>
          </table:table-cell>
          <table:table-cell table:formula="of:=AVERAGE([.O2:.O14])" office:value-type="float" office:value="4.07692307692308" calcext:value-type="float">
            <text:p>4.0769230769</text:p>
          </table:table-cell>
          <table:table-cell table:formula="of:=AVERAGE([.P2:.P14])" office:value-type="float" office:value="5.15384615384615" calcext:value-type="float">
            <text:p>5.1538461538</text:p>
          </table:table-cell>
          <table:table-cell table:formula="of:=AVERAGE([.Q2:.Q14])" office:value-type="float" office:value="4.07692307692308" calcext:value-type="float">
            <text:p>4.0769230769</text:p>
          </table:table-cell>
          <table:table-cell table:formula="of:=AVERAGE([.R2:.R14])" office:value-type="float" office:value="2.76923076923077" calcext:value-type="float">
            <text:p>2.7692307692</text:p>
          </table:table-cell>
          <table:table-cell table:formula="of:=AVERAGE([.S2:.S14])" office:value-type="float" office:value="4" calcext:value-type="float">
            <text:p>4</text:p>
          </table:table-cell>
          <table:table-cell table:formula="of:=AVERAGE([.T2:.T14])" office:value-type="float" office:value="2.84615384615385" calcext:value-type="float">
            <text:p>2.8461538462</text:p>
          </table:table-cell>
          <table:table-cell table:formula="of:=AVERAGE([.U2:.U14])" office:value-type="float" office:value="2.23076923076923" calcext:value-type="float">
            <text:p>2.2307692308</text:p>
          </table:table-cell>
          <table:table-cell table:formula="of:=AVERAGE([.V2:.V14])" office:value-type="float" office:value="4.46153846153846" calcext:value-type="float">
            <text:p>4.4615384615</text:p>
          </table:table-cell>
          <table:table-cell table:formula="of:=AVERAGE([.W2:.W14])" office:value-type="float" office:value="4.15384615384615" calcext:value-type="float">
            <text:p>4.1538461538</text:p>
          </table:table-cell>
          <table:table-cell table:formula="of:=AVERAGE([.X2:.X14])" office:value-type="float" office:value="3.30769230769231" calcext:value-type="float">
            <text:p>3.3076923077</text:p>
          </table:table-cell>
          <table:table-cell table:formula="of:=AVERAGE([.Y2:.Y14])" office:value-type="float" office:value="4.23076923076923" calcext:value-type="float">
            <text:p>4.2307692308</text:p>
          </table:table-cell>
          <table:table-cell table:formula="of:=AVERAGE([.Z2:.Z14])" office:value-type="float" office:value="5.07692307692308" calcext:value-type="float">
            <text:p>5.0769230769</text:p>
          </table:table-cell>
          <table:table-cell table:formula="of:=AVERAGE([.AA2:.AA14])" office:value-type="float" office:value="4.15384615384615" calcext:value-type="float">
            <text:p>4.1538461538</text:p>
          </table:table-cell>
          <table:table-cell table:formula="of:=AVERAGE([.AB2:.AB14])" office:value-type="float" office:value="5.15384615384615" calcext:value-type="float">
            <text:p>5.1538461538</text:p>
          </table:table-cell>
          <table:table-cell table:formula="of:=AVERAGE([.AC2:.AC14])" office:value-type="float" office:value="5.61538461538462" calcext:value-type="float">
            <text:p>5.6153846154</text:p>
          </table:table-cell>
          <table:table-cell table:formula="of:=AVERAGE([.AD2:.AD14])" office:value-type="float" office:value="3.76923076923077" calcext:value-type="float">
            <text:p>3.7692307692</text:p>
          </table:table-cell>
          <table:table-cell table:formula="of:=AVERAGE([.AE2:.AE14])" office:value-type="float" office:value="4.61538461538462" calcext:value-type="float">
            <text:p>4.6153846154</text:p>
          </table:table-cell>
          <table:table-cell table:formula="of:=AVERAGE([.AF2:.AF14])" office:value-type="float" office:value="4.84615384615385" calcext:value-type="float">
            <text:p>4.8461538462</text:p>
          </table:table-cell>
          <table:table-cell table:formula="of:=AVERAGE([.AG2:.AG14])" office:value-type="float" office:value="3.69230769230769" calcext:value-type="float">
            <text:p>3.6923076923</text:p>
          </table:table-cell>
          <table:table-cell table:number-columns-repeated="99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2016/06/27 9:53:59 AM MDT</text:p>
          </table:table-cell>
          <table:table-cell office:value-type="float" office:value="62702" calcext:value-type="float">
            <text:p>627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:21:42 PM MDT</text:p>
          </table:table-cell>
          <table:table-cell office:value-type="float" office:value="62804" calcext:value-type="float">
            <text:p>628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3:03:18 PM MDT</text:p>
          </table:table-cell>
          <table:table-cell office:value-type="float" office:value="62805" calcext:value-type="float">
            <text:p>628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6/29 8:54:14 AM MDT</text:p>
          </table:table-cell>
          <table:table-cell table:style-name="ce1" office:value-type="float" office:value="62902" calcext:value-type="float">
            <text:p>629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6/29 1:03:27 PM MDT</text:p>
          </table:table-cell>
          <table:table-cell office:value-type="float" office:value="62905" calcext:value-type="float">
            <text:p>629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8:39:52 AM MDT</text:p>
          </table:table-cell>
          <table:table-cell office:value-type="float" office:value="63002" calcext:value-type="float">
            <text:p>630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6/30 11:41:04 AM MDT</text:p>
          </table:table-cell>
          <table:table-cell table:style-name="ce1" office:value-type="float" office:value="63004" calcext:value-type="float">
            <text:p>630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7/01 2:48:47 PM MDT</text:p>
          </table:table-cell>
          <table:table-cell office:value-type="float" office:value="70104" calcext:value-type="float">
            <text:p>70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8:53:57 AM MDT</text:p>
          </table:table-cell>
          <table:table-cell office:value-type="float" office:value="70202" calcext:value-type="float">
            <text:p>702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9:51:30 AM MDT</text:p>
          </table:table-cell>
          <table:table-cell office:value-type="float" office:value="70203" calcext:value-type="float">
            <text:p>702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1:54:17 AM MDT</text:p>
          </table:table-cell>
          <table:table-cell office:value-type="float" office:value="70501" calcext:value-type="float">
            <text:p>705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2:55:46 PM MDT</text:p>
          </table:table-cell>
          <table:table-cell office:value-type="float" office:value="70503" calcext:value-type="float">
            <text:p>705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20:.C31])" office:value-type="float" office:value="2.91666666666667" calcext:value-type="float">
            <text:p>2.9166666667</text:p>
          </table:table-cell>
          <table:table-cell table:formula="of:=AVERAGE([.D20:.D31])" office:value-type="float" office:value="4.25" calcext:value-type="float">
            <text:p>4.25</text:p>
          </table:table-cell>
          <table:table-cell table:formula="of:=AVERAGE([.E20:.E31])" office:value-type="float" office:value="4.16666666666667" calcext:value-type="float">
            <text:p>4.1666666667</text:p>
          </table:table-cell>
          <table:table-cell table:formula="of:=AVERAGE([.F20:.F31])" office:value-type="float" office:value="4.16666666666667" calcext:value-type="float">
            <text:p>4.1666666667</text:p>
          </table:table-cell>
          <table:table-cell table:formula="of:=AVERAGE([.G20:.G31])" office:value-type="float" office:value="4" calcext:value-type="float">
            <text:p>4</text:p>
          </table:table-cell>
          <table:table-cell table:formula="of:=AVERAGE([.H20:.H31])" office:value-type="float" office:value="4.58333333333333" calcext:value-type="float">
            <text:p>4.5833333333</text:p>
          </table:table-cell>
          <table:table-cell table:formula="of:=AVERAGE([.I20:.I31])" office:value-type="float" office:value="3.83333333333333" calcext:value-type="float">
            <text:p>3.8333333333</text:p>
          </table:table-cell>
          <table:table-cell table:formula="of:=AVERAGE([.J20:.J31])" office:value-type="float" office:value="3.66666666666667" calcext:value-type="float">
            <text:p>3.6666666667</text:p>
          </table:table-cell>
          <table:table-cell table:formula="of:=AVERAGE([.K20:.K31])" office:value-type="float" office:value="2.41666666666667" calcext:value-type="float">
            <text:p>2.4166666667</text:p>
          </table:table-cell>
          <table:table-cell table:formula="of:=AVERAGE([.L20:.L31])" office:value-type="float" office:value="4.5" calcext:value-type="float">
            <text:p>4.5</text:p>
          </table:table-cell>
          <table:table-cell table:formula="of:=AVERAGE([.M20:.M31])" office:value-type="float" office:value="2.5" calcext:value-type="float">
            <text:p>2.5</text:p>
          </table:table-cell>
          <table:table-cell table:formula="of:=AVERAGE([.N20:.N31])" office:value-type="float" office:value="4.25" calcext:value-type="float">
            <text:p>4.25</text:p>
          </table:table-cell>
          <table:table-cell table:formula="of:=AVERAGE([.O20:.O31])" office:value-type="float" office:value="3.5" calcext:value-type="float">
            <text:p>3.5</text:p>
          </table:table-cell>
          <table:table-cell table:formula="of:=AVERAGE([.P20:.P31])" office:value-type="float" office:value="5.16666666666667" calcext:value-type="float">
            <text:p>5.1666666667</text:p>
          </table:table-cell>
          <table:table-cell table:formula="of:=AVERAGE([.Q20:.Q31])" office:value-type="float" office:value="4.25" calcext:value-type="float">
            <text:p>4.25</text:p>
          </table:table-cell>
          <table:table-cell table:formula="of:=AVERAGE([.R20:.R31])" office:value-type="float" office:value="2.41666666666667" calcext:value-type="float">
            <text:p>2.4166666667</text:p>
          </table:table-cell>
          <table:table-cell table:formula="of:=AVERAGE([.S20:.S31])" office:value-type="float" office:value="3" calcext:value-type="float">
            <text:p>3</text:p>
          </table:table-cell>
          <table:table-cell table:formula="of:=AVERAGE([.T20:.T31])" office:value-type="float" office:value="2.75" calcext:value-type="float">
            <text:p>2.75</text:p>
          </table:table-cell>
          <table:table-cell table:formula="of:=AVERAGE([.U20:.U31])" office:value-type="float" office:value="2.91666666666667" calcext:value-type="float">
            <text:p>2.9166666667</text:p>
          </table:table-cell>
          <table:table-cell table:formula="of:=AVERAGE([.V20:.V31])" office:value-type="float" office:value="3.33333333333333" calcext:value-type="float">
            <text:p>3.3333333333</text:p>
          </table:table-cell>
          <table:table-cell table:formula="of:=AVERAGE([.W20:.W31])" office:value-type="float" office:value="2.58333333333333" calcext:value-type="float">
            <text:p>2.5833333333</text:p>
          </table:table-cell>
          <table:table-cell table:formula="of:=AVERAGE([.X20:.X31])" office:value-type="float" office:value="3.58333333333333" calcext:value-type="float">
            <text:p>3.5833333333</text:p>
          </table:table-cell>
          <table:table-cell table:formula="of:=AVERAGE([.Y20:.Y31])" office:value-type="float" office:value="4.66666666666667" calcext:value-type="float">
            <text:p>4.6666666667</text:p>
          </table:table-cell>
          <table:table-cell table:formula="of:=AVERAGE([.Z20:.Z31])" office:value-type="float" office:value="4.25" calcext:value-type="float">
            <text:p>4.25</text:p>
          </table:table-cell>
          <table:table-cell table:formula="of:=AVERAGE([.AA20:.AA31])" office:value-type="float" office:value="2.75" calcext:value-type="float">
            <text:p>2.75</text:p>
          </table:table-cell>
          <table:table-cell table:formula="of:=AVERAGE([.AB20:.AB31])" office:value-type="float" office:value="4.75" calcext:value-type="float">
            <text:p>4.75</text:p>
          </table:table-cell>
          <table:table-cell table:formula="of:=AVERAGE([.AC20:.AC31])" office:value-type="float" office:value="5.5" calcext:value-type="float">
            <text:p>5.5</text:p>
          </table:table-cell>
          <table:table-cell table:formula="of:=AVERAGE([.AD20:.AD31])" office:value-type="float" office:value="3.25" calcext:value-type="float">
            <text:p>3.25</text:p>
          </table:table-cell>
          <table:table-cell table:formula="of:=AVERAGE([.AE20:.AE31])" office:value-type="float" office:value="4.66666666666667" calcext:value-type="float">
            <text:p>4.6666666667</text:p>
          </table:table-cell>
          <table:table-cell table:formula="of:=AVERAGE([.AF20:.AF31])" office:value-type="float" office:value="4.5" calcext:value-type="float">
            <text:p>4.5</text:p>
          </table:table-cell>
          <table:table-cell table:formula="of:=AVERAGE([.AG20:.AG31])" office:value-type="float" office:value="2.75" calcext:value-type="float">
            <text:p>2.75</text:p>
          </table:table-cell>
          <table:table-cell table:number-columns-repeated="99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2016/06/27 8:44:11 AM MDT</text:p>
          </table:table-cell>
          <table:table-cell office:value-type="float" office:value="62701" calcext:value-type="float">
            <text:p>627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8:53:21 AM MDT</text:p>
          </table:table-cell>
          <table:table-cell office:value-type="float" office:value="62802" calcext:value-type="float">
            <text:p>6280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1:58:03 AM MDT</text:p>
          </table:table-cell>
          <table:table-cell office:value-type="float" office:value="62803" calcext:value-type="float">
            <text:p>628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1:30:39 PM MDT</text:p>
          </table:table-cell>
          <table:table-cell office:value-type="float" office:value="63005" calcext:value-type="float">
            <text:p>630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7:29:14 AM MDT</text:p>
          </table:table-cell>
          <table:table-cell office:value-type="float" office:value="70101" calcext:value-type="float">
            <text:p>701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7/01 9:20:51 AM MDT</text:p>
          </table:table-cell>
          <table:table-cell table:style-name="ce1" office:value-type="float" office:value="70102" calcext:value-type="float">
            <text:p>70102</text:p>
          </table:table-cell>
          <table:table-cell table:number-columns-repeated="7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7/02 7:20:37 AM MDT</text:p>
          </table:table-cell>
          <table:table-cell office:value-type="float" office:value="70201" calcext:value-type="float">
            <text:p>7020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:27:11 PM MDT</text:p>
          </table:table-cell>
          <table:table-cell office:value-type="float" office:value="70502" calcext:value-type="float">
            <text:p>705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38:.C45])" office:value-type="float" office:value="2.625" calcext:value-type="float">
            <text:p>2.625</text:p>
          </table:table-cell>
          <table:table-cell table:formula="of:=AVERAGE([.D38:.D45])" office:value-type="float" office:value="4.125" calcext:value-type="float">
            <text:p>4.125</text:p>
          </table:table-cell>
          <table:table-cell table:formula="of:=AVERAGE([.E38:.E45])" office:value-type="float" office:value="4.125" calcext:value-type="float">
            <text:p>4.125</text:p>
          </table:table-cell>
          <table:table-cell table:formula="of:=AVERAGE([.F38:.F45])" office:value-type="float" office:value="3.75" calcext:value-type="float">
            <text:p>3.75</text:p>
          </table:table-cell>
          <table:table-cell table:formula="of:=AVERAGE([.G38:.G45])" office:value-type="float" office:value="3.75" calcext:value-type="float">
            <text:p>3.75</text:p>
          </table:table-cell>
          <table:table-cell table:formula="of:=AVERAGE([.H38:.H45])" office:value-type="float" office:value="4.75" calcext:value-type="float">
            <text:p>4.75</text:p>
          </table:table-cell>
          <table:table-cell table:formula="of:=AVERAGE([.I38:.I45])" office:value-type="float" office:value="3.875" calcext:value-type="float">
            <text:p>3.875</text:p>
          </table:table-cell>
          <table:table-cell table:formula="of:=AVERAGE([.J38:.J45])" office:value-type="float" office:value="3.125" calcext:value-type="float">
            <text:p>3.125</text:p>
          </table:table-cell>
          <table:table-cell table:formula="of:=AVERAGE([.K38:.K45])" office:value-type="float" office:value="5" calcext:value-type="float">
            <text:p>5</text:p>
          </table:table-cell>
          <table:table-cell table:formula="of:=AVERAGE([.L38:.L45])" office:value-type="float" office:value="4.125" calcext:value-type="float">
            <text:p>4.125</text:p>
          </table:table-cell>
          <table:table-cell table:formula="of:=AVERAGE([.M38:.M45])" office:value-type="float" office:value="1.625" calcext:value-type="float">
            <text:p>1.625</text:p>
          </table:table-cell>
          <table:table-cell table:formula="of:=AVERAGE([.N38:.N45])" office:value-type="float" office:value="4.5" calcext:value-type="float">
            <text:p>4.5</text:p>
          </table:table-cell>
          <table:table-cell table:formula="of:=AVERAGE([.O38:.O45])" office:value-type="float" office:value="3.875" calcext:value-type="float">
            <text:p>3.875</text:p>
          </table:table-cell>
          <table:table-cell table:formula="of:=AVERAGE([.P38:.P45])" office:value-type="float" office:value="5.625" calcext:value-type="float">
            <text:p>5.625</text:p>
          </table:table-cell>
          <table:table-cell table:formula="of:=AVERAGE([.Q38:.Q45])" office:value-type="float" office:value="4" calcext:value-type="float">
            <text:p>4</text:p>
          </table:table-cell>
          <table:table-cell table:formula="of:=AVERAGE([.R38:.R45])" office:value-type="float" office:value="2.375" calcext:value-type="float">
            <text:p>2.375</text:p>
          </table:table-cell>
          <table:table-cell table:formula="of:=AVERAGE([.S38:.S45])" office:value-type="float" office:value="3.125" calcext:value-type="float">
            <text:p>3.125</text:p>
          </table:table-cell>
          <table:table-cell table:formula="of:=AVERAGE([.T38:.T45])" office:value-type="float" office:value="4" calcext:value-type="float">
            <text:p>4</text:p>
          </table:table-cell>
          <table:table-cell table:formula="of:=AVERAGE([.U38:.U45])" office:value-type="float" office:value="2.375" calcext:value-type="float">
            <text:p>2.375</text:p>
          </table:table-cell>
          <table:table-cell table:formula="of:=AVERAGE([.V38:.V45])" office:value-type="float" office:value="4.25" calcext:value-type="float">
            <text:p>4.25</text:p>
          </table:table-cell>
          <table:table-cell table:formula="of:=AVERAGE([.W38:.W45])" office:value-type="float" office:value="2.375" calcext:value-type="float">
            <text:p>2.375</text:p>
          </table:table-cell>
          <table:table-cell table:formula="of:=AVERAGE([.X38:.X45])" office:value-type="float" office:value="2.5" calcext:value-type="float">
            <text:p>2.5</text:p>
          </table:table-cell>
          <table:table-cell table:formula="of:=AVERAGE([.Y38:.Y45])" office:value-type="float" office:value="4.125" calcext:value-type="float">
            <text:p>4.125</text:p>
          </table:table-cell>
          <table:table-cell table:formula="of:=AVERAGE([.Z38:.Z45])" office:value-type="float" office:value="3.75" calcext:value-type="float">
            <text:p>3.75</text:p>
          </table:table-cell>
          <table:table-cell table:formula="of:=AVERAGE([.AA38:.AA45])" office:value-type="float" office:value="2.125" calcext:value-type="float">
            <text:p>2.125</text:p>
          </table:table-cell>
          <table:table-cell table:formula="of:=AVERAGE([.AB38:.AB45])" office:value-type="float" office:value="4.375" calcext:value-type="float">
            <text:p>4.375</text:p>
          </table:table-cell>
          <table:table-cell table:formula="of:=AVERAGE([.AC38:.AC45])" office:value-type="float" office:value="5" calcext:value-type="float">
            <text:p>5</text:p>
          </table:table-cell>
          <table:table-cell table:formula="of:=AVERAGE([.AD38:.AD45])" office:value-type="float" office:value="2.75" calcext:value-type="float">
            <text:p>2.75</text:p>
          </table:table-cell>
          <table:table-cell table:formula="of:=AVERAGE([.AE38:.AE45])" office:value-type="float" office:value="3.5" calcext:value-type="float">
            <text:p>3.5</text:p>
          </table:table-cell>
          <table:table-cell table:formula="of:=AVERAGE([.AF38:.AF45])" office:value-type="float" office:value="3.375" calcext:value-type="float">
            <text:p>3.375</text:p>
          </table:table-cell>
          <table:table-cell table:formula="of:=AVERAGE([.AG38:.AG45])" office:value-type="float" office:value="1.75" calcext:value-type="float">
            <text:p>1.75</text:p>
          </table:table-cell>
          <table:table-cell table:number-columns-repeated="99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 felt close to the robot</text:p>
          </table:table-cell>
          <table:table-cell office:value-type="string" calcext:value-type="string">
            <text:p>I was satisfied with the robot.</text:p>
          </table:table-cell>
          <table:table-cell office:value-type="string" calcext:value-type="string">
            <text:p>I would like to continue working with the robot.</text:p>
          </table:table-cell>
          <table:table-cell office:value-type="string" calcext:value-type="string">
            <text:p>I trust the robot.</text:p>
          </table:table-cell>
          <table:table-cell office:value-type="string" calcext:value-type="string">
            <text:p>I like the robot.</text:p>
          </table:table-cell>
          <table:table-cell office:value-type="string" calcext:value-type="string">
            <text:p>The robot was repetitive.</text:p>
          </table:table-cell>
          <table:table-cell office:value-type="string" calcext:value-type="string">
            <text:p>It was easy to express myself to the robot.</text:p>
          </table:table-cell>
          <table:table-cell office:value-type="string" calcext:value-type="string">
            <text:p>The robot was interesting.</text:p>
          </table:table-cell>
          <table:table-cell office:value-type="string" calcext:value-type="string">
            <text:p>The robot does not understand what we are trying to accomplish.</text:p>
          </table:table-cell>
          <table:table-cell office:value-type="string" calcext:value-type="string">
            <text:p>The robot made efficient decisions.</text:p>
          </table:table-cell>
          <table:table-cell office:value-type="string" calcext:value-type="string">
            <text:p>I find what I am doing with the robot confusing.</text:p>
          </table:table-cell>
          <table:table-cell office:value-type="string" calcext:value-type="string">
            <text:p>The robot perceives accurately what my objectives are.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The robot and I are working towards mutually agreed-upon goals.</text:p>
          </table:table-cell>
          <table:table-cell office:value-type="string" calcext:value-type="string">
            <text:p>I am confident in the robot's ability to help me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and I collaborate on setting goals for us to work on.</text:p>
          </table:table-cell>
          <table:table-cell office:value-type="string" calcext:value-type="string">
            <text:p>The robot does not understand what I am trying to accomplish.</text:p>
          </table:table-cell>
          <table:table-cell office:value-type="string" calcext:value-type="string">
            <text:p>I find what the robot and I are doing is unrelated to my goals.</text:p>
          </table:table-cell>
          <table:table-cell office:value-type="string" calcext:value-type="string">
            <text:p>The robot and I agree on what is important for us to work on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is sometimes confused about what I feel about our activities. 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perform appropriately in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I am satisfied with the outcome of our collaboration.</text:p>
          </table:table-cell>
          <table:table-cell office:value-type="string" calcext:value-type="string">
            <text:p>I believe that the robot and I achieved the goals we set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was committed to the collaboration.</text:p>
          </table:table-cell>
          <table:table-cell office:value-type="string" calcext:value-type="string">
            <text:p>The robot was satisfied with my collaborative behavior. </text:p>
          </table:table-cell>
          <table:table-cell office:value-type="string" calcext:value-type="string">
            <text:p>The robot understood my emotions.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ge&lt;25</text:p>
          </table:table-cell>
          <table:table-cell office:value-type="float" office:value="2.84615384615385" calcext:value-type="float">
            <text:p>2.8461538462</text:p>
          </table:table-cell>
          <table:table-cell office:value-type="float" office:value="4.61538461538462" calcext:value-type="float">
            <text:p>4.6153846154</text:p>
          </table:table-cell>
          <table:table-cell office:value-type="float" office:value="4.07692307692308" calcext:value-type="float">
            <text:p>4.0769230769</text:p>
          </table:table-cell>
          <table:table-cell office:value-type="float" office:value="3.76923076923077" calcext:value-type="float">
            <text:p>3.7692307692</text:p>
          </table:table-cell>
          <table:table-cell office:value-type="float" office:value="4.53846153846154" calcext:value-type="float">
            <text:p>4.5384615385</text:p>
          </table:table-cell>
          <table:table-cell office:value-type="float" office:value="4.69230769230769" calcext:value-type="float">
            <text:p>4.6923076923</text:p>
          </table:table-cell>
          <table:table-cell office:value-type="float" office:value="3.76923076923077" calcext:value-type="float">
            <text:p>3.7692307692</text:p>
          </table:table-cell>
          <table:table-cell office:value-type="float" office:value="4.69230769230769" calcext:value-type="float">
            <text:p>4.6923076923</text:p>
          </table:table-cell>
          <table:table-cell office:value-type="float" office:value="3.07692307692308" calcext:value-type="float">
            <text:p>3.0769230769</text:p>
          </table:table-cell>
          <table:table-cell office:value-type="float" office:value="5" calcext:value-type="float">
            <text:p>5</text:p>
          </table:table-cell>
          <table:table-cell office:value-type="float" office:value="2.61538461538462" calcext:value-type="float">
            <text:p>2.6153846154</text:p>
          </table:table-cell>
          <table:table-cell office:value-type="float" office:value="4.38461538461539" calcext:value-type="float">
            <text:p>4.3846153846</text:p>
          </table:table-cell>
          <table:table-cell office:value-type="float" office:value="4.07692307692308" calcext:value-type="float">
            <text:p>4.0769230769</text:p>
          </table:table-cell>
          <table:table-cell office:value-type="float" office:value="5.15384615384615" calcext:value-type="float">
            <text:p>5.1538461538</text:p>
          </table:table-cell>
          <table:table-cell office:value-type="float" office:value="4.07692307692308" calcext:value-type="float">
            <text:p>4.0769230769</text:p>
          </table:table-cell>
          <table:table-cell office:value-type="float" office:value="2.76923076923077" calcext:value-type="float">
            <text:p>2.7692307692</text:p>
          </table:table-cell>
          <table:table-cell office:value-type="float" office:value="4" calcext:value-type="float">
            <text:p>4</text:p>
          </table:table-cell>
          <table:table-cell office:value-type="float" office:value="2.84615384615385" calcext:value-type="float">
            <text:p>2.8461538462</text:p>
          </table:table-cell>
          <table:table-cell office:value-type="float" office:value="2.23076923076923" calcext:value-type="float">
            <text:p>2.2307692308</text:p>
          </table:table-cell>
          <table:table-cell office:value-type="float" office:value="4.46153846153846" calcext:value-type="float">
            <text:p>4.4615384615</text:p>
          </table:table-cell>
          <table:table-cell office:value-type="float" office:value="4.15384615384615" calcext:value-type="float">
            <text:p>4.1538461538</text:p>
          </table:table-cell>
          <table:table-cell office:value-type="float" office:value="3.30769230769231" calcext:value-type="float">
            <text:p>3.3076923077</text:p>
          </table:table-cell>
          <table:table-cell office:value-type="float" office:value="4.23076923076923" calcext:value-type="float">
            <text:p>4.2307692308</text:p>
          </table:table-cell>
          <table:table-cell office:value-type="float" office:value="5.07692307692308" calcext:value-type="float">
            <text:p>5.0769230769</text:p>
          </table:table-cell>
          <table:table-cell office:value-type="float" office:value="4.15384615384615" calcext:value-type="float">
            <text:p>4.1538461538</text:p>
          </table:table-cell>
          <table:table-cell office:value-type="float" office:value="5.15384615384615" calcext:value-type="float">
            <text:p>5.1538461538</text:p>
          </table:table-cell>
          <table:table-cell office:value-type="float" office:value="5.61538461538462" calcext:value-type="float">
            <text:p>5.6153846154</text:p>
          </table:table-cell>
          <table:table-cell office:value-type="float" office:value="3.76923076923077" calcext:value-type="float">
            <text:p>3.7692307692</text:p>
          </table:table-cell>
          <table:table-cell office:value-type="float" office:value="4.61538461538462" calcext:value-type="float">
            <text:p>4.6153846154</text:p>
          </table:table-cell>
          <table:table-cell office:value-type="float" office:value="4.84615384615385" calcext:value-type="float">
            <text:p>4.8461538462</text:p>
          </table:table-cell>
          <table:table-cell office:value-type="float" office:value="3.69230769230769" calcext:value-type="float">
            <text:p>3.6923076923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5&lt;=Age&lt;40</text:p>
          </table:table-cell>
          <table:table-cell office:value-type="float" office:value="2.91666666666667" calcext:value-type="float">
            <text:p>2.9166666667</text:p>
          </table:table-cell>
          <table:table-cell office:value-type="float" office:value="4.25" calcext:value-type="float">
            <text:p>4.25</text:p>
          </table:table-cell>
          <table:table-cell table:number-columns-repeated="2" office:value-type="float" office:value="4.16666666666667" calcext:value-type="float">
            <text:p>4.1666666667</text:p>
          </table:table-cell>
          <table:table-cell office:value-type="float" office:value="4" calcext:value-type="float">
            <text:p>4</text:p>
          </table:table-cell>
          <table:table-cell office:value-type="float" office:value="4.58333333333333" calcext:value-type="float">
            <text:p>4.5833333333</text:p>
          </table:table-cell>
          <table:table-cell office:value-type="float" office:value="3.83333333333333" calcext:value-type="float">
            <text:p>3.8333333333</text:p>
          </table:table-cell>
          <table:table-cell office:value-type="float" office:value="3.66666666666667" calcext:value-type="float">
            <text:p>3.6666666667</text:p>
          </table:table-cell>
          <table:table-cell office:value-type="float" office:value="2.41666666666667" calcext:value-type="float">
            <text:p>2.4166666667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4.25" calcext:value-type="float">
            <text:p>4.25</text:p>
          </table:table-cell>
          <table:table-cell office:value-type="float" office:value="3.5" calcext:value-type="float">
            <text:p>3.5</text:p>
          </table:table-cell>
          <table:table-cell office:value-type="float" office:value="5.16666666666667" calcext:value-type="float">
            <text:p>5.1666666667</text:p>
          </table:table-cell>
          <table:table-cell office:value-type="float" office:value="4.25" calcext:value-type="float">
            <text:p>4.25</text:p>
          </table:table-cell>
          <table:table-cell office:value-type="float" office:value="2.41666666666667" calcext:value-type="float">
            <text:p>2.4166666667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.75</text:p>
          </table:table-cell>
          <table:table-cell office:value-type="float" office:value="2.91666666666667" calcext:value-type="float">
            <text:p>2.9166666667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2.58333333333333" calcext:value-type="float">
            <text:p>2.5833333333</text:p>
          </table:table-cell>
          <table:table-cell office:value-type="float" office:value="3.58333333333333" calcext:value-type="float">
            <text:p>3.5833333333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4.25" calcext:value-type="float">
            <text:p>4.25</text:p>
          </table:table-cell>
          <table:table-cell office:value-type="float" office:value="2.75" calcext:value-type="float">
            <text:p>2.75</text:p>
          </table:table-cell>
          <table:table-cell office:value-type="float" office:value="4.75" calcext:value-type="float">
            <text:p>4.75</text:p>
          </table:table-cell>
          <table:table-cell office:value-type="float" office:value="5.5" calcext:value-type="float">
            <text:p>5.5</text:p>
          </table:table-cell>
          <table:table-cell office:value-type="float" office:value="3.25" calcext:value-type="float">
            <text:p>3.25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4.5" calcext:value-type="float">
            <text:p>4.5</text:p>
          </table:table-cell>
          <table:table-cell office:value-type="float" office:value="2.75" calcext:value-type="float">
            <text:p>2.7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ge&gt;=40</text:p>
          </table:table-cell>
          <table:table-cell office:value-type="float" office:value="2.625" calcext:value-type="float">
            <text:p>2.625</text:p>
          </table:table-cell>
          <table:table-cell table:number-columns-repeated="2" office:value-type="float" office:value="4.125" calcext:value-type="float">
            <text:p>4.125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float" office:value="3.875" calcext:value-type="float">
            <text:p>3.875</text:p>
          </table:table-cell>
          <table:table-cell office:value-type="float" office:value="3.125" calcext:value-type="float">
            <text:p>3.125</text:p>
          </table:table-cell>
          <table:table-cell office:value-type="float" office:value="5" calcext:value-type="float">
            <text:p>5</text:p>
          </table:table-cell>
          <table:table-cell office:value-type="float" office:value="4.125" calcext:value-type="float">
            <text:p>4.125</text:p>
          </table:table-cell>
          <table:table-cell office:value-type="float" office:value="1.625" calcext:value-type="float">
            <text:p>1.625</text:p>
          </table:table-cell>
          <table:table-cell office:value-type="float" office:value="4.5" calcext:value-type="float">
            <text:p>4.5</text:p>
          </table:table-cell>
          <table:table-cell office:value-type="float" office:value="3.875" calcext:value-type="float">
            <text:p>3.875</text:p>
          </table:table-cell>
          <table:table-cell office:value-type="float" office:value="5.625" calcext:value-type="float">
            <text:p>5.625</text:p>
          </table:table-cell>
          <table:table-cell office:value-type="float" office:value="4" calcext:value-type="float">
            <text:p>4</text:p>
          </table:table-cell>
          <table:table-cell office:value-type="float" office:value="2.375" calcext:value-type="float">
            <text:p>2.375</text:p>
          </table:table-cell>
          <table:table-cell office:value-type="float" office:value="3.125" calcext:value-type="float">
            <text:p>3.125</text:p>
          </table:table-cell>
          <table:table-cell office:value-type="float" office:value="4" calcext:value-type="float">
            <text:p>4</text:p>
          </table:table-cell>
          <table:table-cell office:value-type="float" office:value="2.375" calcext:value-type="float">
            <text:p>2.375</text:p>
          </table:table-cell>
          <table:table-cell office:value-type="float" office:value="4.25" calcext:value-type="float">
            <text:p>4.25</text:p>
          </table:table-cell>
          <table:table-cell office:value-type="float" office:value="2.375" calcext:value-type="float">
            <text:p>2.375</text:p>
          </table:table-cell>
          <table:table-cell office:value-type="float" office:value="2.5" calcext:value-type="float">
            <text:p>2.5</text:p>
          </table:table-cell>
          <table:table-cell office:value-type="float" office:value="4.125" calcext:value-type="float">
            <text:p>4.125</text:p>
          </table:table-cell>
          <table:table-cell office:value-type="float" office:value="3.75" calcext:value-type="float">
            <text:p>3.75</text:p>
          </table:table-cell>
          <table:table-cell office:value-type="float" office:value="2.125" calcext:value-type="float">
            <text:p>2.125</text:p>
          </table:table-cell>
          <table:table-cell office:value-type="float" office:value="4.375" calcext:value-type="float">
            <text:p>4.375</text:p>
          </table:table-cell>
          <table:table-cell office:value-type="float" office:value="5" calcext:value-type="float">
            <text:p>5</text:p>
          </table:table-cell>
          <table:table-cell office:value-type="float" office:value="2.75" calcext:value-type="float">
            <text:p>2.75</text:p>
          </table:table-cell>
          <table:table-cell office:value-type="float" office:value="3.5" calcext:value-type="float">
            <text:p>3.5</text:p>
          </table:table-cell>
          <table:table-cell office:value-type="float" office:value="3.375" calcext:value-type="float">
            <text:p>3.375</text:p>
          </table:table-cell>
          <table:table-cell office:value-type="float" office:value="1.75" calcext:value-type="float">
            <text:p>1.7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ge&lt;25</text:p>
          </table:table-cell>
          <table:table-cell table:formula="of:=COM.MICROSOFT.STDEV.S([.C2:.C14])" office:value-type="float" office:value="1.21423184538991" calcext:value-type="float">
            <text:p>1.2142318454</text:p>
          </table:table-cell>
          <table:table-cell table:formula="of:=COM.MICROSOFT.STDEV.S([.D2:.D14])" office:value-type="float" office:value="1.60926802918084" calcext:value-type="float">
            <text:p>1.6092680292</text:p>
          </table:table-cell>
          <table:table-cell table:formula="of:=COM.MICROSOFT.STDEV.S([.E2:.E14])" office:value-type="float" office:value="1.8009968749528" calcext:value-type="float">
            <text:p>1.800996875</text:p>
          </table:table-cell>
          <table:table-cell table:formula="of:=COM.MICROSOFT.STDEV.S([.F2:.F14])" office:value-type="float" office:value="1.69085018821135" calcext:value-type="float">
            <text:p>1.6908501882</text:p>
          </table:table-cell>
          <table:table-cell table:formula="of:=COM.MICROSOFT.STDEV.S([.G2:.G14])" office:value-type="float" office:value="1.80810142669895" calcext:value-type="float">
            <text:p>1.8081014267</text:p>
          </table:table-cell>
          <table:table-cell table:formula="of:=COM.MICROSOFT.STDEV.S([.H2:.H14])" office:value-type="float" office:value="2.01596194510277" calcext:value-type="float">
            <text:p>2.0159619451</text:p>
          </table:table-cell>
          <table:table-cell table:formula="of:=COM.MICROSOFT.STDEV.S([.I2:.I14])" office:value-type="float" office:value="2.24179415327122" calcext:value-type="float">
            <text:p>2.2417941533</text:p>
          </table:table-cell>
          <table:table-cell table:formula="of:=COM.MICROSOFT.STDEV.S([.J2:.J14])" office:value-type="float" office:value="2.17503315624595" calcext:value-type="float">
            <text:p>2.1750331562</text:p>
          </table:table-cell>
          <table:table-cell table:formula="of:=COM.MICROSOFT.STDEV.S([.K2:.K14])" office:value-type="float" office:value="2.28988858759324" calcext:value-type="float">
            <text:p>2.2898885876</text:p>
          </table:table-cell>
          <table:table-cell table:formula="of:=COM.MICROSOFT.STDEV.S([.L2:.L14])" office:value-type="float" office:value="1.95789002074512" calcext:value-type="float">
            <text:p>1.9578900207</text:p>
          </table:table-cell>
          <table:table-cell table:formula="of:=COM.MICROSOFT.STDEV.S([.M2:.M14])" office:value-type="float" office:value="1.98067587532057" calcext:value-type="float">
            <text:p>1.9806758753</text:p>
          </table:table-cell>
          <table:table-cell table:formula="of:=COM.MICROSOFT.STDEV.S([.N2:.N14])" office:value-type="float" office:value="2.3992520201951" calcext:value-type="float">
            <text:p>2.3992520202</text:p>
          </table:table-cell>
          <table:table-cell table:formula="of:=COM.MICROSOFT.STDEV.S([.O2:.O14])" office:value-type="float" office:value="2.17797836159815" calcext:value-type="float">
            <text:p>2.1779783616</text:p>
          </table:table-cell>
          <table:table-cell table:formula="of:=COM.MICROSOFT.STDEV.S([.P2:.P14])" office:value-type="float" office:value="1.90814717488606" calcext:value-type="float">
            <text:p>1.9081471749</text:p>
          </table:table-cell>
          <table:table-cell table:formula="of:=COM.MICROSOFT.STDEV.S([.Q2:.Q14])" office:value-type="float" office:value="1.97743682838578" calcext:value-type="float">
            <text:p>1.9774368284</text:p>
          </table:table-cell>
          <table:table-cell table:formula="of:=COM.MICROSOFT.STDEV.S([.R2:.R14])" office:value-type="float" office:value="1.73943698524581" calcext:value-type="float">
            <text:p>1.7394369852</text:p>
          </table:table-cell>
          <table:table-cell table:formula="of:=COM.MICROSOFT.STDEV.S([.S2:.S14])" office:value-type="float" office:value="2" calcext:value-type="float">
            <text:p>2</text:p>
          </table:table-cell>
          <table:table-cell table:formula="of:=COM.MICROSOFT.STDEV.S([.T2:.T14])" office:value-type="float" office:value="2.07549808665108" calcext:value-type="float">
            <text:p>2.0754980867</text:p>
          </table:table-cell>
          <table:table-cell table:formula="of:=COM.MICROSOFT.STDEV.S([.U2:.U14])" office:value-type="float" office:value="1.23516841994969" calcext:value-type="float">
            <text:p>1.2351684199</text:p>
          </table:table-cell>
          <table:table-cell table:formula="of:=COM.MICROSOFT.STDEV.S([.V2:.V14])" office:value-type="float" office:value="1.89804217618158" calcext:value-type="float">
            <text:p>1.8980421762</text:p>
          </table:table-cell>
          <table:table-cell table:formula="of:=COM.MICROSOFT.STDEV.S([.W2:.W14])" office:value-type="float" office:value="2.23032710030591" calcext:value-type="float">
            <text:p>2.2303271003</text:p>
          </table:table-cell>
          <table:table-cell table:formula="of:=COM.MICROSOFT.STDEV.S([.X2:.X14])" office:value-type="float" office:value="1.88788309068718" calcext:value-type="float">
            <text:p>1.8878830907</text:p>
          </table:table-cell>
          <table:table-cell table:formula="of:=COM.MICROSOFT.STDEV.S([.Y2:.Y14])" office:value-type="float" office:value="2.04751256218556" calcext:value-type="float">
            <text:p>2.0475125622</text:p>
          </table:table-cell>
          <table:table-cell table:formula="of:=COM.MICROSOFT.STDEV.S([.Z2:.Z14])" office:value-type="float" office:value="1.89127551586835" calcext:value-type="float">
            <text:p>1.8912755159</text:p>
          </table:table-cell>
          <table:table-cell table:formula="of:=COM.MICROSOFT.STDEV.S([.AA2:.AA14])" office:value-type="float" office:value="1.86396324383261" calcext:value-type="float">
            <text:p>1.8639632438</text:p>
          </table:table-cell>
          <table:table-cell table:formula="of:=COM.MICROSOFT.STDEV.S([.AB2:.AB14])" office:value-type="float" office:value="2.15430398064564" calcext:value-type="float">
            <text:p>2.1543039806</text:p>
          </table:table-cell>
          <table:table-cell table:formula="of:=COM.MICROSOFT.STDEV.S([.AC2:.AC14])" office:value-type="float" office:value="1.66024403519791" calcext:value-type="float">
            <text:p>1.6602440352</text:p>
          </table:table-cell>
          <table:table-cell table:formula="of:=COM.MICROSOFT.STDEV.S([.AD2:.AD14])" office:value-type="float" office:value="2.35066820832737" calcext:value-type="float">
            <text:p>2.3506682083</text:p>
          </table:table-cell>
          <table:table-cell table:formula="of:=COM.MICROSOFT.STDEV.S([.AE2:.AE14])" office:value-type="float" office:value="2.18091958962504" calcext:value-type="float">
            <text:p>2.1809195896</text:p>
          </table:table-cell>
          <table:table-cell table:formula="of:=COM.MICROSOFT.STDEV.S([.AF2:.AF14])" office:value-type="float" office:value="1.62512326948624" calcext:value-type="float">
            <text:p>1.6251232695</text:p>
          </table:table-cell>
          <table:table-cell table:formula="of:=COM.MICROSOFT.STDEV.S([.AG2:.AG14])" office:value-type="float" office:value="1.9315199276138" calcext:value-type="float">
            <text:p>1.931519927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5&lt;=Age&lt;40</text:p>
          </table:table-cell>
          <table:table-cell table:formula="of:=COM.MICROSOFT.STDEV.S([.C20:.C31])" office:value-type="float" office:value="1.24011240937215" calcext:value-type="float">
            <text:p>1.2401124094</text:p>
          </table:table-cell>
          <table:table-cell table:formula="of:=COM.MICROSOFT.STDEV.S([.D20:.D31])" office:value-type="float" office:value="1.71225529107612" calcext:value-type="float">
            <text:p>1.7122552911</text:p>
          </table:table-cell>
          <table:table-cell table:formula="of:=COM.MICROSOFT.STDEV.S([.E20:.E31])" office:value-type="float" office:value="1.94624736040381" calcext:value-type="float">
            <text:p>1.9462473604</text:p>
          </table:table-cell>
          <table:table-cell table:formula="of:=COM.MICROSOFT.STDEV.S([.F20:.F31])" office:value-type="float" office:value="1.74945879077104" calcext:value-type="float">
            <text:p>1.7494587908</text:p>
          </table:table-cell>
          <table:table-cell table:formula="of:=COM.MICROSOFT.STDEV.S([.G20:.G31])" office:value-type="float" office:value="1.95401684183679" calcext:value-type="float">
            <text:p>1.9540168418</text:p>
          </table:table-cell>
          <table:table-cell table:formula="of:=COM.MICROSOFT.STDEV.S([.H20:.H31])" office:value-type="float" office:value="1.83195540504146" calcext:value-type="float">
            <text:p>1.831955405</text:p>
          </table:table-cell>
          <table:table-cell table:formula="of:=COM.MICROSOFT.STDEV.S([.I20:.I31])" office:value-type="float" office:value="1.94624736040381" calcext:value-type="float">
            <text:p>1.9462473604</text:p>
          </table:table-cell>
          <table:table-cell table:formula="of:=COM.MICROSOFT.STDEV.S([.J20:.J31])" office:value-type="float" office:value="2.26969494679685" calcext:value-type="float">
            <text:p>2.2696949468</text:p>
          </table:table-cell>
          <table:table-cell table:formula="of:=COM.MICROSOFT.STDEV.S([.K20:.K31])" office:value-type="float" office:value="1.62135371797393" calcext:value-type="float">
            <text:p>1.621353718</text:p>
          </table:table-cell>
          <table:table-cell table:formula="of:=COM.MICROSOFT.STDEV.S([.L20:.L31])" office:value-type="float" office:value="1.56669890360128" calcext:value-type="float">
            <text:p>1.5666989036</text:p>
          </table:table-cell>
          <table:table-cell table:formula="of:=COM.MICROSOFT.STDEV.S([.M20:.M31])" office:value-type="float" office:value="1.97714210644832" calcext:value-type="float">
            <text:p>1.9771421064</text:p>
          </table:table-cell>
          <table:table-cell table:formula="of:=COM.MICROSOFT.STDEV.S([.N20:.N31])" office:value-type="float" office:value="1.71225529107612" calcext:value-type="float">
            <text:p>1.7122552911</text:p>
          </table:table-cell>
          <table:table-cell table:formula="of:=COM.MICROSOFT.STDEV.S([.O20:.O31])" office:value-type="float" office:value="1.93061459832685" calcext:value-type="float">
            <text:p>1.9306145983</text:p>
          </table:table-cell>
          <table:table-cell table:formula="of:=COM.MICROSOFT.STDEV.S([.P20:.P31])" office:value-type="float" office:value="1.33711584684304" calcext:value-type="float">
            <text:p>1.3371158468</text:p>
          </table:table-cell>
          <table:table-cell table:formula="of:=COM.MICROSOFT.STDEV.S([.Q20:.Q31])" office:value-type="float" office:value="1.81533868615599" calcext:value-type="float">
            <text:p>1.8153386862</text:p>
          </table:table-cell>
          <table:table-cell table:formula="of:=COM.MICROSOFT.STDEV.S([.R20:.R31])" office:value-type="float" office:value="1.72986249234563" calcext:value-type="float">
            <text:p>1.7298624923</text:p>
          </table:table-cell>
          <table:table-cell table:formula="of:=COM.MICROSOFT.STDEV.S([.S20:.S31])" office:value-type="float" office:value="2" calcext:value-type="float">
            <text:p>2</text:p>
          </table:table-cell>
          <table:table-cell table:formula="of:=COM.MICROSOFT.STDEV.S([.T20:.T31])" office:value-type="float" office:value="1.05528970602217" calcext:value-type="float">
            <text:p>1.055289706</text:p>
          </table:table-cell>
          <table:table-cell table:formula="of:=COM.MICROSOFT.STDEV.S([.U20:.U31])" office:value-type="float" office:value="1.62135371797393" calcext:value-type="float">
            <text:p>1.621353718</text:p>
          </table:table-cell>
          <table:table-cell table:formula="of:=COM.MICROSOFT.STDEV.S([.V20:.V31])" office:value-type="float" office:value="2.18812220588311" calcext:value-type="float">
            <text:p>2.1881222059</text:p>
          </table:table-cell>
          <table:table-cell table:formula="of:=COM.MICROSOFT.STDEV.S([.W20:.W31])" office:value-type="float" office:value="1.72986249234563" calcext:value-type="float">
            <text:p>1.7298624923</text:p>
          </table:table-cell>
          <table:table-cell table:formula="of:=COM.MICROSOFT.STDEV.S([.X20:.X31])" office:value-type="float" office:value="1.83195540504146" calcext:value-type="float">
            <text:p>1.831955405</text:p>
          </table:table-cell>
          <table:table-cell table:formula="of:=COM.MICROSOFT.STDEV.S([.Y20:.Y31])" office:value-type="float" office:value="1.77525072919719" calcext:value-type="float">
            <text:p>1.7752507292</text:p>
          </table:table-cell>
          <table:table-cell table:formula="of:=COM.MICROSOFT.STDEV.S([.Z20:.Z31])" office:value-type="float" office:value="1.86474468152418" calcext:value-type="float">
            <text:p>1.8647446815</text:p>
          </table:table-cell>
          <table:table-cell table:formula="of:=COM.MICROSOFT.STDEV.S([.AA20:.AA31])" office:value-type="float" office:value="1.60255477852765" calcext:value-type="float">
            <text:p>1.6025547785</text:p>
          </table:table-cell>
          <table:table-cell table:formula="of:=COM.MICROSOFT.STDEV.S([.AB20:.AB31])" office:value-type="float" office:value="1.28805702866407" calcext:value-type="float">
            <text:p>1.2880570287</text:p>
          </table:table-cell>
          <table:table-cell table:formula="of:=COM.MICROSOFT.STDEV.S([.AC20:.AC31])" office:value-type="float" office:value="1" calcext:value-type="float">
            <text:p>1</text:p>
          </table:table-cell>
          <table:table-cell table:formula="of:=COM.MICROSOFT.STDEV.S([.AD20:.AD31])" office:value-type="float" office:value="2.22076972732838" calcext:value-type="float">
            <text:p>2.2207697273</text:p>
          </table:table-cell>
          <table:table-cell table:formula="of:=COM.MICROSOFT.STDEV.S([.AE20:.AE31])" office:value-type="float" office:value="1.87487373312218" calcext:value-type="float">
            <text:p>1.8748737331</text:p>
          </table:table-cell>
          <table:table-cell table:formula="of:=COM.MICROSOFT.STDEV.S([.AF20:.AF31])" office:value-type="float" office:value="1.78376517003169" calcext:value-type="float">
            <text:p>1.78376517</text:p>
          </table:table-cell>
          <table:table-cell table:formula="of:=COM.MICROSOFT.STDEV.S([.AG20:.AG31])" office:value-type="float" office:value="1.42222616792382" calcext:value-type="float">
            <text:p>1.422226167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ge&gt;=40</text:p>
          </table:table-cell>
          <table:table-cell table:formula="of:=COM.MICROSOFT.STDEV.S([.C38:.C45])" office:value-type="float" office:value="1.59798980865694" calcext:value-type="float">
            <text:p>1.5979898087</text:p>
          </table:table-cell>
          <table:table-cell table:formula="of:=COM.MICROSOFT.STDEV.S([.D38:.D45])" office:value-type="float" office:value="1.80772153354911" calcext:value-type="float">
            <text:p>1.8077215335</text:p>
          </table:table-cell>
          <table:table-cell table:formula="of:=COM.MICROSOFT.STDEV.S([.E38:.E45])" office:value-type="float" office:value="1.80772153354911" calcext:value-type="float">
            <text:p>1.8077215335</text:p>
          </table:table-cell>
          <table:table-cell table:formula="of:=COM.MICROSOFT.STDEV.S([.F38:.F45])" office:value-type="float" office:value="2.12132034355964" calcext:value-type="float">
            <text:p>2.1213203436</text:p>
          </table:table-cell>
          <table:table-cell table:formula="of:=COM.MICROSOFT.STDEV.S([.G38:.G45])" office:value-type="float" office:value="1.75254916376933" calcext:value-type="float">
            <text:p>1.7525491638</text:p>
          </table:table-cell>
          <table:table-cell table:formula="of:=COM.MICROSOFT.STDEV.S([.H38:.H45])" office:value-type="float" office:value="1.03509833901353" calcext:value-type="float">
            <text:p>1.035098339</text:p>
          </table:table-cell>
          <table:table-cell table:formula="of:=COM.MICROSOFT.STDEV.S([.I38:.I45])" office:value-type="float" office:value="1.35620268186054" calcext:value-type="float">
            <text:p>1.3562026819</text:p>
          </table:table-cell>
          <table:table-cell table:formula="of:=COM.MICROSOFT.STDEV.S([.J38:.J45])" office:value-type="float" office:value="1.24642345475823" calcext:value-type="float">
            <text:p>1.2464234548</text:p>
          </table:table-cell>
          <table:table-cell table:formula="of:=COM.MICROSOFT.STDEV.S([.K38:.K45])" office:value-type="float" office:value="2" calcext:value-type="float">
            <text:p>2</text:p>
          </table:table-cell>
          <table:table-cell table:formula="of:=COM.MICROSOFT.STDEV.S([.L38:.L45])" office:value-type="float" office:value="2.03100960115899" calcext:value-type="float">
            <text:p>2.0310096012</text:p>
          </table:table-cell>
          <table:table-cell table:formula="of:=COM.MICROSOFT.STDEV.S([.M38:.M45])" office:value-type="float" office:value="0.916125381312904" calcext:value-type="float">
            <text:p>0.9161253813</text:p>
          </table:table-cell>
          <table:table-cell table:formula="of:=COM.MICROSOFT.STDEV.S([.N38:.N45])" office:value-type="float" office:value="2.1380899352994" calcext:value-type="float">
            <text:p>2.1380899353</text:p>
          </table:table-cell>
          <table:table-cell table:formula="of:=COM.MICROSOFT.STDEV.S([.O38:.O45])" office:value-type="float" office:value="1.95940953204931" calcext:value-type="float">
            <text:p>1.959409532</text:p>
          </table:table-cell>
          <table:table-cell table:formula="of:=COM.MICROSOFT.STDEV.S([.P38:.P45])" office:value-type="float" office:value="1.68501801601221" calcext:value-type="float">
            <text:p>1.685018016</text:p>
          </table:table-cell>
          <table:table-cell table:formula="of:=COM.MICROSOFT.STDEV.S([.Q38:.Q45])" office:value-type="float" office:value="1.69030850945703" calcext:value-type="float">
            <text:p>1.6903085095</text:p>
          </table:table-cell>
          <table:table-cell table:formula="of:=COM.MICROSOFT.STDEV.S([.R38:.R45])" office:value-type="float" office:value="1.59798980865694" calcext:value-type="float">
            <text:p>1.5979898087</text:p>
          </table:table-cell>
          <table:table-cell table:formula="of:=COM.MICROSOFT.STDEV.S([.S38:.S45])" office:value-type="float" office:value="1.35620268186054" calcext:value-type="float">
            <text:p>1.3562026819</text:p>
          </table:table-cell>
          <table:table-cell table:formula="of:=COM.MICROSOFT.STDEV.S([.T38:.T45])" office:value-type="float" office:value="2.26778683805536" calcext:value-type="float">
            <text:p>2.2677868381</text:p>
          </table:table-cell>
          <table:table-cell table:formula="of:=COM.MICROSOFT.STDEV.S([.U38:.U45])" office:value-type="float" office:value="0.916125381312904" calcext:value-type="float">
            <text:p>0.9161253813</text:p>
          </table:table-cell>
          <table:table-cell table:formula="of:=COM.MICROSOFT.STDEV.S([.V38:.V45])" office:value-type="float" office:value="2.0528725518857" calcext:value-type="float">
            <text:p>2.0528725519</text:p>
          </table:table-cell>
          <table:table-cell table:formula="of:=COM.MICROSOFT.STDEV.S([.W38:.W45])" office:value-type="float" office:value="1.50594061730772" calcext:value-type="float">
            <text:p>1.5059406173</text:p>
          </table:table-cell>
          <table:table-cell table:formula="of:=COM.MICROSOFT.STDEV.S([.X38:.X45])" office:value-type="float" office:value="1.69030850945703" calcext:value-type="float">
            <text:p>1.6903085095</text:p>
          </table:table-cell>
          <table:table-cell table:formula="of:=COM.MICROSOFT.STDEV.S([.Y38:.Y45])" office:value-type="float" office:value="2.3566016694748" calcext:value-type="float">
            <text:p>2.3566016695</text:p>
          </table:table-cell>
          <table:table-cell table:formula="of:=COM.MICROSOFT.STDEV.S([.Z38:.Z45])" office:value-type="float" office:value="2.0528725518857" calcext:value-type="float">
            <text:p>2.0528725519</text:p>
          </table:table-cell>
          <table:table-cell table:formula="of:=COM.MICROSOFT.STDEV.S([.AA38:.AA45])" office:value-type="float" office:value="1.5526475085203" calcext:value-type="float">
            <text:p>1.5526475085</text:p>
          </table:table-cell>
          <table:table-cell table:formula="of:=COM.MICROSOFT.STDEV.S([.AB38:.AB45])" office:value-type="float" office:value="1.92260983338497" calcext:value-type="float">
            <text:p>1.9226098334</text:p>
          </table:table-cell>
          <table:table-cell table:formula="of:=COM.MICROSOFT.STDEV.S([.AC38:.AC45])" office:value-type="float" office:value="2" calcext:value-type="float">
            <text:p>2</text:p>
          </table:table-cell>
          <table:table-cell table:formula="of:=COM.MICROSOFT.STDEV.S([.AD38:.AD45])" office:value-type="float" office:value="1.66904592079256" calcext:value-type="float">
            <text:p>1.6690459208</text:p>
          </table:table-cell>
          <table:table-cell table:formula="of:=COM.MICROSOFT.STDEV.S([.AE38:.AE45])" office:value-type="float" office:value="1.8516401995451" calcext:value-type="float">
            <text:p>1.8516401995</text:p>
          </table:table-cell>
          <table:table-cell table:formula="of:=COM.MICROSOFT.STDEV.S([.AF38:.AF45])" office:value-type="float" office:value="2.44584195260913" calcext:value-type="float">
            <text:p>2.4458419526</text:p>
          </table:table-cell>
          <table:table-cell table:formula="of:=COM.MICROSOFT.STDEV.S([.AG38:.AG45])" office:value-type="float" office:value="1.16496474502144" calcext:value-type="float">
            <text:p>1.164964745</text:p>
          </table:table-cell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21:49:55.482317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9:36:35.704148818</meta:creation-date>
    <dc:date>2016-09-08T22:11:31.985807704</dc:date>
    <meta:editing-duration>PT58M43S</meta:editing-duration>
    <meta:editing-cycles>20</meta:editing-cycles>
    <meta:generator>LibreOffice/4.2.8.2$Linux_X86_64 LibreOffice_project/420m0$Build-2</meta:generator>
    <meta:document-statistic meta:table-count="1" meta:cell-count="14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eet1.C54:Sheet1.AG56" chart:error-lower-range="Sheet1.C54:Sheet1.AG56"/>
    </style:style>
    <style:style style:name="ch4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heet1.C54:Sheet1.AG56" chart:error-lower-range="Sheet1.C54:Sheet1.AG56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C54:Sheet1.AG56" chart:error-lower-range="Sheet1.C54:Sheet1.AG56" char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link-data-style-to-source="true" chart:error-category="cell-range" chart:error-upper-range="Sheet1.C54:Sheet1.AG56" chart:error-lower-range="Sheet1.C54:Sheet1.AG56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error-category="cell-range" chart:error-upper-range="Sheet1.C54:Sheet1.AG56" chart:error-lower-range="Sheet1.C54:Sheet1.AG56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5.668cm" svg:height="25.74cm" xlink:href=".." xlink:type="simple" chart:class="chart:bar" chart:style-name="ch1">
        <chart:legend chart:legend-position="end" svg:x="112.929cm" svg:y="12.073cm" style:legend-expansion="high" chart:style-name="ch2"/>
        <chart:plot-area chart:style-name="ch3" table:cell-range-address="Sheet1.B50:Sheet1.AG53" chart:data-source-has-labels="both" svg:x="2.313cm" svg:y="0.514cm" svg:width="108.303cm" svg:height="24.712cm">
          <chartooo:coordinate-region svg:x="3.191cm" svg:y="0.714cm" svg:width="107.425cm" svg:height="13.518cm"/>
          <chart:axis chart:dimension="x" chart:name="primary-x" chart:style-name="ch4" chartooo:axis-type="auto">
            <chartooo:date-scale/>
            <chart:categories table:cell-range-address="Sheet1.C50:Sheet1.AG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51:Sheet1.AG51" chart:label-cell-address="Sheet1.B51:Sheet1.B51" chart:class="chart:bar">
            <chart:error-indicator chart:style-name="ch8" chart:dimension="y"/>
            <chart:data-point chart:repeated="31"/>
          </chart:series>
          <chart:series chart:style-name="ch9" chart:values-cell-range-address="Sheet1.C52:Sheet1.AG52" chart:label-cell-address="Sheet1.B52:Sheet1.B52" chart:class="chart:bar">
            <chart:error-indicator chart:style-name="ch8" chart:dimension="y"/>
            <chart:data-point chart:repeated="31"/>
          </chart:series>
          <chart:series chart:style-name="ch10" chart:values-cell-range-address="Sheet1.C53:Sheet1.AG53" chart:label-cell-address="Sheet1.B53:Sheet1.B53" chart:class="chart:bar">
            <chart:error-indicator chart:style-name="ch8" chart:dimension="y"/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 felt close to the robot</text:p>
                <draw:g>
                  <svg:desc>Sheet1.C50:Sheet1.AG50</svg:desc>
                </draw:g>
              </table:table-cell>
              <table:table-cell office:value-type="string">
                <text:p>I was satisfied with the robot.</text:p>
              </table:table-cell>
              <table:table-cell office:value-type="string">
                <text:p>I would like to continue working with the robot.</text:p>
              </table:table-cell>
              <table:table-cell office:value-type="string">
                <text:p>I trust the robot.</text:p>
              </table:table-cell>
              <table:table-cell office:value-type="string">
                <text:p>I like the robot.</text:p>
              </table:table-cell>
              <table:table-cell office:value-type="string">
                <text:p>The robot was repetitive.</text:p>
              </table:table-cell>
              <table:table-cell office:value-type="string">
                <text:p>It was easy to express myself to the robot.</text:p>
              </table:table-cell>
              <table:table-cell office:value-type="string">
                <text:p>The robot was interesting.</text:p>
              </table:table-cell>
              <table:table-cell office:value-type="string">
                <text:p>The robot does not understand what we are trying to accomplish.</text:p>
              </table:table-cell>
              <table:table-cell office:value-type="string">
                <text:p>The robot made efficient decisions.</text:p>
              </table:table-cell>
              <table:table-cell office:value-type="string">
                <text:p>I find what I am doing with the robot confusing.</text:p>
              </table:table-cell>
              <table:table-cell office:value-type="string">
                <text:p>The robot perceives accurately what my objectives are.</text:p>
              </table:table-cell>
              <table:table-cell office:value-type="string">
                <text:p>I understand the robot, and I think it understands me, at least in the best way it can.</text:p>
              </table:table-cell>
              <table:table-cell office:value-type="string">
                <text:p>The robot and I are working towards mutually agreed-upon goals.</text:p>
              </table:table-cell>
              <table:table-cell office:value-type="string">
                <text:p>I am confident in the robot's ability to help me.</text:p>
              </table:table-cell>
              <table:table-cell office:value-type="string">
                <text:p>I feel that the robot, in its own unique ways, is genuinely concerned about me.</text:p>
              </table:table-cell>
              <table:table-cell office:value-type="string">
                <text:p>The robot and I collaborate on setting goals for us to work on.</text:p>
              </table:table-cell>
              <table:table-cell office:value-type="string">
                <text:p>The robot does not understand what I am trying to accomplish.</text:p>
              </table:table-cell>
              <table:table-cell office:value-type="string">
                <text:p>I find what the robot and I are doing is unrelated to my goals.</text:p>
              </table:table-cell>
              <table:table-cell office:value-type="string">
                <text:p>The robot and I agree on what is important for us to work on.</text:p>
              </table:table-cell>
              <table:table-cell office:value-type="string">
                <text:p>The robot understands some of my feelings and takes them into account in our collaboration.</text:p>
              </table:table-cell>
              <table:table-cell office:value-type="string">
                <text:p>The robot is sometimes confused about what I feel about our activities. </text:p>
              </table:table-cell>
              <table:table-cell office:value-type="string">
                <text:p>The robot does not understand how I feel during our collaboration.</text:p>
              </table:table-cell>
              <table:table-cell office:value-type="string">
                <text:p>I trust the robot to perform appropriately in our collaboration.</text:p>
              </table:table-cell>
              <table:table-cell office:value-type="string">
                <text:p>I trust the robot to assess my feelings appropriately in our collaboration.</text:p>
              </table:table-cell>
              <table:table-cell office:value-type="string">
                <text:p>I am satisfied with the outcome of our collaboration.</text:p>
              </table:table-cell>
              <table:table-cell office:value-type="string">
                <text:p>I believe that the robot and I achieved the goals we set.</text:p>
              </table:table-cell>
              <table:table-cell office:value-type="string">
                <text:p>The robot's decisions improved my performance during the collaboration.</text:p>
              </table:table-cell>
              <table:table-cell office:value-type="string">
                <text:p>The robot was committed to the collaboration.</text:p>
              </table:table-cell>
              <table:table-cell office:value-type="string">
                <text:p>The robot was satisfied with my collaborative behavior. </text:p>
              </table:table-cell>
              <table:table-cell office:value-type="string">
                <text:p>The robot understood my emotions.</text:p>
              </table:table-cell>
            </table:table-row>
          </table:table-header-rows>
          <table:table-rows>
            <table:table-row>
              <table:table-cell office:value-type="string">
                <text:p>Age&lt;25</text:p>
                <draw:g>
                  <svg:desc>Sheet1.B51:Sheet1.B51</svg:desc>
                </draw:g>
              </table:table-cell>
              <table:table-cell office:value-type="float" office:value="2.84615384615385">
                <text:p>2.84615384615385</text:p>
                <draw:g>
                  <svg:desc>Sheet1.C51:Sheet1.AG51</svg:desc>
                </draw:g>
              </table:table-cell>
              <table:table-cell office:value-type="float" office:value="4.61538461538462">
                <text:p>4.61538461538462</text:p>
              </table:table-cell>
              <table:table-cell office:value-type="float" office:value="4.07692307692308">
                <text:p>4.07692307692308</text:p>
              </table:table-cell>
              <table:table-cell office:value-type="float" office:value="3.76923076923077">
                <text:p>3.76923076923077</text:p>
              </table:table-cell>
              <table:table-cell office:value-type="float" office:value="4.53846153846154">
                <text:p>4.53846153846154</text:p>
              </table:table-cell>
              <table:table-cell office:value-type="float" office:value="4.69230769230769">
                <text:p>4.69230769230769</text:p>
              </table:table-cell>
              <table:table-cell office:value-type="float" office:value="3.76923076923077">
                <text:p>3.76923076923077</text:p>
              </table:table-cell>
              <table:table-cell office:value-type="float" office:value="4.69230769230769">
                <text:p>4.69230769230769</text:p>
              </table:table-cell>
              <table:table-cell office:value-type="float" office:value="3.07692307692308">
                <text:p>3.07692307692308</text:p>
              </table:table-cell>
              <table:table-cell office:value-type="float" office:value="5">
                <text:p>5</text:p>
              </table:table-cell>
              <table:table-cell office:value-type="float" office:value="2.61538461538462">
                <text:p>2.61538461538462</text:p>
              </table:table-cell>
              <table:table-cell office:value-type="float" office:value="4.38461538461539">
                <text:p>4.38461538461539</text:p>
              </table:table-cell>
              <table:table-cell office:value-type="float" office:value="4.07692307692308">
                <text:p>4.07692307692308</text:p>
              </table:table-cell>
              <table:table-cell office:value-type="float" office:value="5.15384615384615">
                <text:p>5.15384615384615</text:p>
              </table:table-cell>
              <table:table-cell office:value-type="float" office:value="4.07692307692308">
                <text:p>4.07692307692308</text:p>
              </table:table-cell>
              <table:table-cell office:value-type="float" office:value="2.76923076923077">
                <text:p>2.76923076923077</text:p>
              </table:table-cell>
              <table:table-cell office:value-type="float" office:value="4">
                <text:p>4</text:p>
              </table:table-cell>
              <table:table-cell office:value-type="float" office:value="2.84615384615385">
                <text:p>2.84615384615385</text:p>
              </table:table-cell>
              <table:table-cell office:value-type="float" office:value="2.23076923076923">
                <text:p>2.23076923076923</text:p>
              </table:table-cell>
              <table:table-cell office:value-type="float" office:value="4.46153846153846">
                <text:p>4.46153846153846</text:p>
              </table:table-cell>
              <table:table-cell office:value-type="float" office:value="4.15384615384615">
                <text:p>4.15384615384615</text:p>
              </table:table-cell>
              <table:table-cell office:value-type="float" office:value="3.30769230769231">
                <text:p>3.30769230769231</text:p>
              </table:table-cell>
              <table:table-cell office:value-type="float" office:value="4.23076923076923">
                <text:p>4.23076923076923</text:p>
              </table:table-cell>
              <table:table-cell office:value-type="float" office:value="5.07692307692308">
                <text:p>5.07692307692308</text:p>
              </table:table-cell>
              <table:table-cell office:value-type="float" office:value="4.15384615384615">
                <text:p>4.15384615384615</text:p>
              </table:table-cell>
              <table:table-cell office:value-type="float" office:value="5.15384615384615">
                <text:p>5.15384615384615</text:p>
              </table:table-cell>
              <table:table-cell office:value-type="float" office:value="5.61538461538462">
                <text:p>5.61538461538462</text:p>
              </table:table-cell>
              <table:table-cell office:value-type="float" office:value="3.76923076923077">
                <text:p>3.76923076923077</text:p>
              </table:table-cell>
              <table:table-cell office:value-type="float" office:value="4.61538461538462">
                <text:p>4.61538461538462</text:p>
              </table:table-cell>
              <table:table-cell office:value-type="float" office:value="4.84615384615385">
                <text:p>4.84615384615385</text:p>
              </table:table-cell>
              <table:table-cell office:value-type="float" office:value="3.69230769230769">
                <text:p>3.69230769230769</text:p>
              </table:table-cell>
            </table:table-row>
            <table:table-row>
              <table:table-cell office:value-type="string">
                <text:p>Row 54 Row 55 Row 56</text:p>
                <draw:g>
                  <svg:desc/>
                </draw:g>
              </table:table-cell>
              <table:table-cell office:value-type="float" office:value="1.21423184538991">
                <text:p>1.21423184538991</text:p>
                <draw:g>
                  <svg:desc>Sheet1.C54:Sheet1.AG56</svg:desc>
                </draw:g>
              </table:table-cell>
              <table:table-cell office:value-type="float" office:value="1.24011240937215">
                <text:p>1.24011240937215</text:p>
              </table:table-cell>
              <table:table-cell office:value-type="float" office:value="1.59798980865694">
                <text:p>1.59798980865694</text:p>
              </table:table-cell>
              <table:table-cell office:value-type="float" office:value="1.60926802918084">
                <text:p>1.60926802918084</text:p>
              </table:table-cell>
              <table:table-cell office:value-type="float" office:value="1.71225529107612">
                <text:p>1.71225529107612</text:p>
              </table:table-cell>
              <table:table-cell office:value-type="float" office:value="1.80772153354911">
                <text:p>1.80772153354911</text:p>
              </table:table-cell>
              <table:table-cell office:value-type="float" office:value="1.8009968749528">
                <text:p>1.8009968749528</text:p>
              </table:table-cell>
              <table:table-cell office:value-type="float" office:value="1.94624736040381">
                <text:p>1.94624736040381</text:p>
              </table:table-cell>
              <table:table-cell office:value-type="float" office:value="1.80772153354911">
                <text:p>1.80772153354911</text:p>
              </table:table-cell>
              <table:table-cell office:value-type="float" office:value="1.69085018821135">
                <text:p>1.69085018821135</text:p>
              </table:table-cell>
              <table:table-cell office:value-type="float" office:value="1.74945879077104">
                <text:p>1.74945879077104</text:p>
              </table:table-cell>
              <table:table-cell office:value-type="float" office:value="2.12132034355964">
                <text:p>2.12132034355964</text:p>
              </table:table-cell>
              <table:table-cell office:value-type="float" office:value="1.80810142669895">
                <text:p>1.80810142669895</text:p>
              </table:table-cell>
              <table:table-cell office:value-type="float" office:value="1.95401684183679">
                <text:p>1.95401684183679</text:p>
              </table:table-cell>
              <table:table-cell office:value-type="float" office:value="1.75254916376933">
                <text:p>1.75254916376933</text:p>
              </table:table-cell>
              <table:table-cell office:value-type="float" office:value="2.01596194510277">
                <text:p>2.01596194510277</text:p>
              </table:table-cell>
              <table:table-cell office:value-type="float" office:value="1.83195540504146">
                <text:p>1.83195540504146</text:p>
              </table:table-cell>
              <table:table-cell office:value-type="float" office:value="1.03509833901353">
                <text:p>1.03509833901353</text:p>
              </table:table-cell>
              <table:table-cell office:value-type="float" office:value="2.24179415327122">
                <text:p>2.24179415327122</text:p>
              </table:table-cell>
              <table:table-cell office:value-type="float" office:value="1.94624736040381">
                <text:p>1.94624736040381</text:p>
              </table:table-cell>
              <table:table-cell office:value-type="float" office:value="1.35620268186054">
                <text:p>1.35620268186054</text:p>
              </table:table-cell>
              <table:table-cell office:value-type="float" office:value="2.17503315624595">
                <text:p>2.17503315624595</text:p>
              </table:table-cell>
              <table:table-cell office:value-type="float" office:value="2.26969494679685">
                <text:p>2.26969494679685</text:p>
              </table:table-cell>
              <table:table-cell office:value-type="float" office:value="1.24642345475823">
                <text:p>1.24642345475823</text:p>
              </table:table-cell>
              <table:table-cell office:value-type="float" office:value="2.28988858759324">
                <text:p>2.28988858759324</text:p>
              </table:table-cell>
              <table:table-cell office:value-type="float" office:value="1.62135371797393">
                <text:p>1.62135371797393</text:p>
              </table:table-cell>
              <table:table-cell office:value-type="float" office:value="2">
                <text:p>2</text:p>
              </table:table-cell>
              <table:table-cell office:value-type="float" office:value="1.95789002074512">
                <text:p>1.95789002074512</text:p>
              </table:table-cell>
              <table:table-cell office:value-type="float" office:value="1.56669890360128">
                <text:p>1.56669890360128</text:p>
              </table:table-cell>
              <table:table-cell office:value-type="float" office:value="2.03100960115899">
                <text:p>2.03100960115899</text:p>
              </table:table-cell>
              <table:table-cell office:value-type="float" office:value="1.98067587532057">
                <text:p>1.98067587532057</text:p>
              </table:table-cell>
              <table:table-cell office:value-type="float" office:value="1.97714210644832">
                <text:p>1.97714210644832</text:p>
              </table:table-cell>
              <table:table-cell office:value-type="float" office:value="0.916125381312904">
                <text:p>0.916125381312904</text:p>
              </table:table-cell>
              <table:table-cell office:value-type="float" office:value="2.3992520201951">
                <text:p>2.3992520201951</text:p>
              </table:table-cell>
              <table:table-cell office:value-type="float" office:value="1.71225529107612">
                <text:p>1.71225529107612</text:p>
              </table:table-cell>
              <table:table-cell office:value-type="float" office:value="2.1380899352994">
                <text:p>2.1380899352994</text:p>
              </table:table-cell>
              <table:table-cell office:value-type="float" office:value="2.17797836159815">
                <text:p>2.17797836159815</text:p>
              </table:table-cell>
              <table:table-cell office:value-type="float" office:value="1.93061459832685">
                <text:p>1.93061459832685</text:p>
              </table:table-cell>
              <table:table-cell office:value-type="float" office:value="1.95940953204931">
                <text:p>1.95940953204931</text:p>
              </table:table-cell>
              <table:table-cell office:value-type="float" office:value="1.90814717488606">
                <text:p>1.90814717488606</text:p>
              </table:table-cell>
              <table:table-cell office:value-type="float" office:value="1.33711584684304">
                <text:p>1.33711584684304</text:p>
              </table:table-cell>
              <table:table-cell office:value-type="float" office:value="1.68501801601221">
                <text:p>1.68501801601221</text:p>
              </table:table-cell>
              <table:table-cell office:value-type="float" office:value="1.97743682838578">
                <text:p>1.97743682838578</text:p>
              </table:table-cell>
              <table:table-cell office:value-type="float" office:value="1.81533868615599">
                <text:p>1.81533868615599</text:p>
              </table:table-cell>
              <table:table-cell office:value-type="float" office:value="1.69030850945703">
                <text:p>1.69030850945703</text:p>
              </table:table-cell>
              <table:table-cell office:value-type="float" office:value="1.73943698524581">
                <text:p>1.73943698524581</text:p>
              </table:table-cell>
              <table:table-cell office:value-type="float" office:value="1.72986249234563">
                <text:p>1.72986249234563</text:p>
              </table:table-cell>
              <table:table-cell office:value-type="float" office:value="1.59798980865694">
                <text:p>1.5979898086569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5620268186054">
                <text:p>1.35620268186054</text:p>
              </table:table-cell>
              <table:table-cell office:value-type="float" office:value="2.07549808665108">
                <text:p>2.07549808665108</text:p>
              </table:table-cell>
              <table:table-cell office:value-type="float" office:value="1.05528970602217">
                <text:p>1.05528970602217</text:p>
              </table:table-cell>
              <table:table-cell office:value-type="float" office:value="2.26778683805536">
                <text:p>2.26778683805536</text:p>
              </table:table-cell>
              <table:table-cell office:value-type="float" office:value="1.23516841994969">
                <text:p>1.23516841994969</text:p>
              </table:table-cell>
              <table:table-cell office:value-type="float" office:value="1.62135371797393">
                <text:p>1.62135371797393</text:p>
              </table:table-cell>
              <table:table-cell office:value-type="float" office:value="0.916125381312904">
                <text:p>0.916125381312904</text:p>
              </table:table-cell>
              <table:table-cell office:value-type="float" office:value="1.89804217618158">
                <text:p>1.89804217618158</text:p>
              </table:table-cell>
              <table:table-cell office:value-type="float" office:value="2.18812220588311">
                <text:p>2.18812220588311</text:p>
              </table:table-cell>
              <table:table-cell office:value-type="float" office:value="2.0528725518857">
                <text:p>2.0528725518857</text:p>
              </table:table-cell>
              <table:table-cell office:value-type="float" office:value="2.23032710030591">
                <text:p>2.23032710030591</text:p>
              </table:table-cell>
              <table:table-cell office:value-type="float" office:value="1.72986249234563">
                <text:p>1.72986249234563</text:p>
              </table:table-cell>
              <table:table-cell office:value-type="float" office:value="1.50594061730772">
                <text:p>1.50594061730772</text:p>
              </table:table-cell>
              <table:table-cell office:value-type="float" office:value="1.88788309068718">
                <text:p>1.88788309068718</text:p>
              </table:table-cell>
              <table:table-cell office:value-type="float" office:value="1.83195540504146">
                <text:p>1.83195540504146</text:p>
              </table:table-cell>
              <table:table-cell office:value-type="float" office:value="1.69030850945703">
                <text:p>1.69030850945703</text:p>
              </table:table-cell>
              <table:table-cell office:value-type="float" office:value="2.04751256218556">
                <text:p>2.04751256218556</text:p>
              </table:table-cell>
              <table:table-cell office:value-type="float" office:value="1.77525072919719">
                <text:p>1.77525072919719</text:p>
              </table:table-cell>
              <table:table-cell office:value-type="float" office:value="2.3566016694748">
                <text:p>2.3566016694748</text:p>
              </table:table-cell>
              <table:table-cell office:value-type="float" office:value="1.89127551586835">
                <text:p>1.89127551586835</text:p>
              </table:table-cell>
              <table:table-cell office:value-type="float" office:value="1.86474468152418">
                <text:p>1.86474468152418</text:p>
              </table:table-cell>
              <table:table-cell office:value-type="float" office:value="2.0528725518857">
                <text:p>2.0528725518857</text:p>
              </table:table-cell>
              <table:table-cell office:value-type="float" office:value="1.86396324383261">
                <text:p>1.86396324383261</text:p>
              </table:table-cell>
              <table:table-cell office:value-type="float" office:value="1.60255477852765">
                <text:p>1.60255477852765</text:p>
              </table:table-cell>
              <table:table-cell office:value-type="float" office:value="1.5526475085203">
                <text:p>1.5526475085203</text:p>
              </table:table-cell>
              <table:table-cell office:value-type="float" office:value="2.15430398064564">
                <text:p>2.15430398064564</text:p>
              </table:table-cell>
              <table:table-cell office:value-type="float" office:value="1.28805702866407">
                <text:p>1.28805702866407</text:p>
              </table:table-cell>
              <table:table-cell office:value-type="float" office:value="1.92260983338497">
                <text:p>1.92260983338497</text:p>
              </table:table-cell>
              <table:table-cell office:value-type="float" office:value="1.66024403519791">
                <text:p>1.660244035197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35066820832737">
                <text:p>2.35066820832737</text:p>
              </table:table-cell>
              <table:table-cell office:value-type="float" office:value="2.22076972732838">
                <text:p>2.22076972732838</text:p>
              </table:table-cell>
              <table:table-cell office:value-type="float" office:value="1.66904592079256">
                <text:p>1.66904592079256</text:p>
              </table:table-cell>
              <table:table-cell office:value-type="float" office:value="2.18091958962504">
                <text:p>2.18091958962504</text:p>
              </table:table-cell>
              <table:table-cell office:value-type="float" office:value="1.87487373312218">
                <text:p>1.87487373312218</text:p>
              </table:table-cell>
              <table:table-cell office:value-type="float" office:value="1.8516401995451">
                <text:p>1.8516401995451</text:p>
              </table:table-cell>
              <table:table-cell office:value-type="float" office:value="1.62512326948624">
                <text:p>1.62512326948624</text:p>
              </table:table-cell>
              <table:table-cell office:value-type="float" office:value="1.78376517003169">
                <text:p>1.78376517003169</text:p>
              </table:table-cell>
              <table:table-cell office:value-type="float" office:value="2.44584195260913">
                <text:p>2.44584195260913</text:p>
              </table:table-cell>
              <table:table-cell office:value-type="float" office:value="1.9315199276138">
                <text:p>1.9315199276138</text:p>
              </table:table-cell>
              <table:table-cell office:value-type="float" office:value="1.42222616792382">
                <text:p>1.42222616792382</text:p>
              </table:table-cell>
              <table:table-cell office:value-type="float" office:value="1.16496474502144">
                <text:p>1.16496474502144</text:p>
              </table:table-cell>
            </table:table-row>
            <table:table-row>
              <table:table-cell office:value-type="string">
                <text:p>Row 54 Row 55 Row 56</text:p>
                <draw:g>
                  <svg:desc/>
                </draw:g>
              </table:table-cell>
              <table:table-cell office:value-type="float" office:value="1.21423184538991">
                <text:p>1.21423184538991</text:p>
                <draw:g>
                  <svg:desc>Sheet1.C54:Sheet1.AG56</svg:desc>
                </draw:g>
              </table:table-cell>
              <table:table-cell office:value-type="float" office:value="1.24011240937215">
                <text:p>1.24011240937215</text:p>
              </table:table-cell>
              <table:table-cell office:value-type="float" office:value="1.59798980865694">
                <text:p>1.59798980865694</text:p>
              </table:table-cell>
              <table:table-cell office:value-type="float" office:value="1.60926802918084">
                <text:p>1.60926802918084</text:p>
              </table:table-cell>
              <table:table-cell office:value-type="float" office:value="1.71225529107612">
                <text:p>1.71225529107612</text:p>
              </table:table-cell>
              <table:table-cell office:value-type="float" office:value="1.80772153354911">
                <text:p>1.80772153354911</text:p>
              </table:table-cell>
              <table:table-cell office:value-type="float" office:value="1.8009968749528">
                <text:p>1.8009968749528</text:p>
              </table:table-cell>
              <table:table-cell office:value-type="float" office:value="1.94624736040381">
                <text:p>1.94624736040381</text:p>
              </table:table-cell>
              <table:table-cell office:value-type="float" office:value="1.80772153354911">
                <text:p>1.80772153354911</text:p>
              </table:table-cell>
              <table:table-cell office:value-type="float" office:value="1.69085018821135">
                <text:p>1.69085018821135</text:p>
              </table:table-cell>
              <table:table-cell office:value-type="float" office:value="1.74945879077104">
                <text:p>1.74945879077104</text:p>
              </table:table-cell>
              <table:table-cell office:value-type="float" office:value="2.12132034355964">
                <text:p>2.12132034355964</text:p>
              </table:table-cell>
              <table:table-cell office:value-type="float" office:value="1.80810142669895">
                <text:p>1.80810142669895</text:p>
              </table:table-cell>
              <table:table-cell office:value-type="float" office:value="1.95401684183679">
                <text:p>1.95401684183679</text:p>
              </table:table-cell>
              <table:table-cell office:value-type="float" office:value="1.75254916376933">
                <text:p>1.75254916376933</text:p>
              </table:table-cell>
              <table:table-cell office:value-type="float" office:value="2.01596194510277">
                <text:p>2.01596194510277</text:p>
              </table:table-cell>
              <table:table-cell office:value-type="float" office:value="1.83195540504146">
                <text:p>1.83195540504146</text:p>
              </table:table-cell>
              <table:table-cell office:value-type="float" office:value="1.03509833901353">
                <text:p>1.03509833901353</text:p>
              </table:table-cell>
              <table:table-cell office:value-type="float" office:value="2.24179415327122">
                <text:p>2.24179415327122</text:p>
              </table:table-cell>
              <table:table-cell office:value-type="float" office:value="1.94624736040381">
                <text:p>1.94624736040381</text:p>
              </table:table-cell>
              <table:table-cell office:value-type="float" office:value="1.35620268186054">
                <text:p>1.35620268186054</text:p>
              </table:table-cell>
              <table:table-cell office:value-type="float" office:value="2.17503315624595">
                <text:p>2.17503315624595</text:p>
              </table:table-cell>
              <table:table-cell office:value-type="float" office:value="2.26969494679685">
                <text:p>2.26969494679685</text:p>
              </table:table-cell>
              <table:table-cell office:value-type="float" office:value="1.24642345475823">
                <text:p>1.24642345475823</text:p>
              </table:table-cell>
              <table:table-cell office:value-type="float" office:value="2.28988858759324">
                <text:p>2.28988858759324</text:p>
              </table:table-cell>
              <table:table-cell office:value-type="float" office:value="1.62135371797393">
                <text:p>1.62135371797393</text:p>
              </table:table-cell>
              <table:table-cell office:value-type="float" office:value="2">
                <text:p>2</text:p>
              </table:table-cell>
              <table:table-cell office:value-type="float" office:value="1.95789002074512">
                <text:p>1.95789002074512</text:p>
              </table:table-cell>
              <table:table-cell office:value-type="float" office:value="1.56669890360128">
                <text:p>1.56669890360128</text:p>
              </table:table-cell>
              <table:table-cell office:value-type="float" office:value="2.03100960115899">
                <text:p>2.03100960115899</text:p>
              </table:table-cell>
              <table:table-cell office:value-type="float" office:value="1.98067587532057">
                <text:p>1.98067587532057</text:p>
              </table:table-cell>
              <table:table-cell office:value-type="float" office:value="1.97714210644832">
                <text:p>1.97714210644832</text:p>
              </table:table-cell>
              <table:table-cell office:value-type="float" office:value="0.916125381312904">
                <text:p>0.916125381312904</text:p>
              </table:table-cell>
              <table:table-cell office:value-type="float" office:value="2.3992520201951">
                <text:p>2.3992520201951</text:p>
              </table:table-cell>
              <table:table-cell office:value-type="float" office:value="1.71225529107612">
                <text:p>1.71225529107612</text:p>
              </table:table-cell>
              <table:table-cell office:value-type="float" office:value="2.1380899352994">
                <text:p>2.1380899352994</text:p>
              </table:table-cell>
              <table:table-cell office:value-type="float" office:value="2.17797836159815">
                <text:p>2.17797836159815</text:p>
              </table:table-cell>
              <table:table-cell office:value-type="float" office:value="1.93061459832685">
                <text:p>1.93061459832685</text:p>
              </table:table-cell>
              <table:table-cell office:value-type="float" office:value="1.95940953204931">
                <text:p>1.95940953204931</text:p>
              </table:table-cell>
              <table:table-cell office:value-type="float" office:value="1.90814717488606">
                <text:p>1.90814717488606</text:p>
              </table:table-cell>
              <table:table-cell office:value-type="float" office:value="1.33711584684304">
                <text:p>1.33711584684304</text:p>
              </table:table-cell>
              <table:table-cell office:value-type="float" office:value="1.68501801601221">
                <text:p>1.68501801601221</text:p>
              </table:table-cell>
              <table:table-cell office:value-type="float" office:value="1.97743682838578">
                <text:p>1.97743682838578</text:p>
              </table:table-cell>
              <table:table-cell office:value-type="float" office:value="1.81533868615599">
                <text:p>1.81533868615599</text:p>
              </table:table-cell>
              <table:table-cell office:value-type="float" office:value="1.69030850945703">
                <text:p>1.69030850945703</text:p>
              </table:table-cell>
              <table:table-cell office:value-type="float" office:value="1.73943698524581">
                <text:p>1.73943698524581</text:p>
              </table:table-cell>
              <table:table-cell office:value-type="float" office:value="1.72986249234563">
                <text:p>1.72986249234563</text:p>
              </table:table-cell>
              <table:table-cell office:value-type="float" office:value="1.59798980865694">
                <text:p>1.5979898086569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5620268186054">
                <text:p>1.35620268186054</text:p>
              </table:table-cell>
              <table:table-cell office:value-type="float" office:value="2.07549808665108">
                <text:p>2.07549808665108</text:p>
              </table:table-cell>
              <table:table-cell office:value-type="float" office:value="1.05528970602217">
                <text:p>1.05528970602217</text:p>
              </table:table-cell>
              <table:table-cell office:value-type="float" office:value="2.26778683805536">
                <text:p>2.26778683805536</text:p>
              </table:table-cell>
              <table:table-cell office:value-type="float" office:value="1.23516841994969">
                <text:p>1.23516841994969</text:p>
              </table:table-cell>
              <table:table-cell office:value-type="float" office:value="1.62135371797393">
                <text:p>1.62135371797393</text:p>
              </table:table-cell>
              <table:table-cell office:value-type="float" office:value="0.916125381312904">
                <text:p>0.916125381312904</text:p>
              </table:table-cell>
              <table:table-cell office:value-type="float" office:value="1.89804217618158">
                <text:p>1.89804217618158</text:p>
              </table:table-cell>
              <table:table-cell office:value-type="float" office:value="2.18812220588311">
                <text:p>2.18812220588311</text:p>
              </table:table-cell>
              <table:table-cell office:value-type="float" office:value="2.0528725518857">
                <text:p>2.0528725518857</text:p>
              </table:table-cell>
              <table:table-cell office:value-type="float" office:value="2.23032710030591">
                <text:p>2.23032710030591</text:p>
              </table:table-cell>
              <table:table-cell office:value-type="float" office:value="1.72986249234563">
                <text:p>1.72986249234563</text:p>
              </table:table-cell>
              <table:table-cell office:value-type="float" office:value="1.50594061730772">
                <text:p>1.50594061730772</text:p>
              </table:table-cell>
              <table:table-cell office:value-type="float" office:value="1.88788309068718">
                <text:p>1.88788309068718</text:p>
              </table:table-cell>
              <table:table-cell office:value-type="float" office:value="1.83195540504146">
                <text:p>1.83195540504146</text:p>
              </table:table-cell>
              <table:table-cell office:value-type="float" office:value="1.69030850945703">
                <text:p>1.69030850945703</text:p>
              </table:table-cell>
              <table:table-cell office:value-type="float" office:value="2.04751256218556">
                <text:p>2.04751256218556</text:p>
              </table:table-cell>
              <table:table-cell office:value-type="float" office:value="1.77525072919719">
                <text:p>1.77525072919719</text:p>
              </table:table-cell>
              <table:table-cell office:value-type="float" office:value="2.3566016694748">
                <text:p>2.3566016694748</text:p>
              </table:table-cell>
              <table:table-cell office:value-type="float" office:value="1.89127551586835">
                <text:p>1.89127551586835</text:p>
              </table:table-cell>
              <table:table-cell office:value-type="float" office:value="1.86474468152418">
                <text:p>1.86474468152418</text:p>
              </table:table-cell>
              <table:table-cell office:value-type="float" office:value="2.0528725518857">
                <text:p>2.0528725518857</text:p>
              </table:table-cell>
              <table:table-cell office:value-type="float" office:value="1.86396324383261">
                <text:p>1.86396324383261</text:p>
              </table:table-cell>
              <table:table-cell office:value-type="float" office:value="1.60255477852765">
                <text:p>1.60255477852765</text:p>
              </table:table-cell>
              <table:table-cell office:value-type="float" office:value="1.5526475085203">
                <text:p>1.5526475085203</text:p>
              </table:table-cell>
              <table:table-cell office:value-type="float" office:value="2.15430398064564">
                <text:p>2.15430398064564</text:p>
              </table:table-cell>
              <table:table-cell office:value-type="float" office:value="1.28805702866407">
                <text:p>1.28805702866407</text:p>
              </table:table-cell>
              <table:table-cell office:value-type="float" office:value="1.92260983338497">
                <text:p>1.92260983338497</text:p>
              </table:table-cell>
              <table:table-cell office:value-type="float" office:value="1.66024403519791">
                <text:p>1.660244035197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35066820832737">
                <text:p>2.35066820832737</text:p>
              </table:table-cell>
              <table:table-cell office:value-type="float" office:value="2.22076972732838">
                <text:p>2.22076972732838</text:p>
              </table:table-cell>
              <table:table-cell office:value-type="float" office:value="1.66904592079256">
                <text:p>1.66904592079256</text:p>
              </table:table-cell>
              <table:table-cell office:value-type="float" office:value="2.18091958962504">
                <text:p>2.18091958962504</text:p>
              </table:table-cell>
              <table:table-cell office:value-type="float" office:value="1.87487373312218">
                <text:p>1.87487373312218</text:p>
              </table:table-cell>
              <table:table-cell office:value-type="float" office:value="1.8516401995451">
                <text:p>1.8516401995451</text:p>
              </table:table-cell>
              <table:table-cell office:value-type="float" office:value="1.62512326948624">
                <text:p>1.62512326948624</text:p>
              </table:table-cell>
              <table:table-cell office:value-type="float" office:value="1.78376517003169">
                <text:p>1.78376517003169</text:p>
              </table:table-cell>
              <table:table-cell office:value-type="float" office:value="2.44584195260913">
                <text:p>2.44584195260913</text:p>
              </table:table-cell>
              <table:table-cell office:value-type="float" office:value="1.9315199276138">
                <text:p>1.9315199276138</text:p>
              </table:table-cell>
              <table:table-cell office:value-type="float" office:value="1.42222616792382">
                <text:p>1.42222616792382</text:p>
              </table:table-cell>
              <table:table-cell office:value-type="float" office:value="1.16496474502144">
                <text:p>1.16496474502144</text:p>
              </table:table-cell>
            </table:table-row>
            <table:table-row>
              <table:table-cell office:value-type="string">
                <text:p>25&lt;=Age&lt;40</text:p>
                <draw:g>
                  <svg:desc>Sheet1.B52:Sheet1.B52</svg:desc>
                </draw:g>
              </table:table-cell>
              <table:table-cell office:value-type="float" office:value="2.91666666666667">
                <text:p>2.91666666666667</text:p>
                <draw:g>
                  <svg:desc>Sheet1.C52:Sheet1.AG52</svg:desc>
                </draw:g>
              </table:table-cell>
              <table:table-cell office:value-type="float" office:value="4.25">
                <text:p>4.2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4">
                <text:p>4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4.25">
                <text:p>4.25</text:p>
              </table:table-cell>
              <table:table-cell office:value-type="float" office:value="3.5">
                <text:p>3.5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4.25">
                <text:p>4.25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3">
                <text:p>3</text:p>
              </table:table-cell>
              <table:table-cell office:value-type="float" office:value="2.75">
                <text:p>2.75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3.58333333333333">
                <text:p>3.58333333333333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5">
                <text:p>4.25</text:p>
              </table:table-cell>
              <table:table-cell office:value-type="float" office:value="2.75">
                <text:p>2.75</text:p>
              </table:table-cell>
              <table:table-cell office:value-type="float" office:value="4.75">
                <text:p>4.75</text:p>
              </table:table-cell>
              <table:table-cell office:value-type="float" office:value="5.5">
                <text:p>5.5</text:p>
              </table:table-cell>
              <table:table-cell office:value-type="float" office:value="3.25">
                <text:p>3.2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5">
                <text:p>4.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ow 54 Row 55 Row 56</text:p>
                <draw:g>
                  <svg:desc/>
                </draw:g>
              </table:table-cell>
              <table:table-cell office:value-type="float" office:value="1.21423184538991">
                <text:p>1.21423184538991</text:p>
                <draw:g>
                  <svg:desc>Sheet1.C54:Sheet1.AG56</svg:desc>
                </draw:g>
              </table:table-cell>
              <table:table-cell office:value-type="float" office:value="1.24011240937215">
                <text:p>1.24011240937215</text:p>
              </table:table-cell>
              <table:table-cell office:value-type="float" office:value="1.59798980865694">
                <text:p>1.59798980865694</text:p>
              </table:table-cell>
              <table:table-cell office:value-type="float" office:value="1.60926802918084">
                <text:p>1.60926802918084</text:p>
              </table:table-cell>
              <table:table-cell office:value-type="float" office:value="1.71225529107612">
                <text:p>1.71225529107612</text:p>
              </table:table-cell>
              <table:table-cell office:value-type="float" office:value="1.80772153354911">
                <text:p>1.80772153354911</text:p>
              </table:table-cell>
              <table:table-cell office:value-type="float" office:value="1.8009968749528">
                <text:p>1.8009968749528</text:p>
              </table:table-cell>
              <table:table-cell office:value-type="float" office:value="1.94624736040381">
                <text:p>1.94624736040381</text:p>
              </table:table-cell>
              <table:table-cell office:value-type="float" office:value="1.80772153354911">
                <text:p>1.80772153354911</text:p>
              </table:table-cell>
              <table:table-cell office:value-type="float" office:value="1.69085018821135">
                <text:p>1.69085018821135</text:p>
              </table:table-cell>
              <table:table-cell office:value-type="float" office:value="1.74945879077104">
                <text:p>1.74945879077104</text:p>
              </table:table-cell>
              <table:table-cell office:value-type="float" office:value="2.12132034355964">
                <text:p>2.12132034355964</text:p>
              </table:table-cell>
              <table:table-cell office:value-type="float" office:value="1.80810142669895">
                <text:p>1.80810142669895</text:p>
              </table:table-cell>
              <table:table-cell office:value-type="float" office:value="1.95401684183679">
                <text:p>1.95401684183679</text:p>
              </table:table-cell>
              <table:table-cell office:value-type="float" office:value="1.75254916376933">
                <text:p>1.75254916376933</text:p>
              </table:table-cell>
              <table:table-cell office:value-type="float" office:value="2.01596194510277">
                <text:p>2.01596194510277</text:p>
              </table:table-cell>
              <table:table-cell office:value-type="float" office:value="1.83195540504146">
                <text:p>1.83195540504146</text:p>
              </table:table-cell>
              <table:table-cell office:value-type="float" office:value="1.03509833901353">
                <text:p>1.03509833901353</text:p>
              </table:table-cell>
              <table:table-cell office:value-type="float" office:value="2.24179415327122">
                <text:p>2.24179415327122</text:p>
              </table:table-cell>
              <table:table-cell office:value-type="float" office:value="1.94624736040381">
                <text:p>1.94624736040381</text:p>
              </table:table-cell>
              <table:table-cell office:value-type="float" office:value="1.35620268186054">
                <text:p>1.35620268186054</text:p>
              </table:table-cell>
              <table:table-cell office:value-type="float" office:value="2.17503315624595">
                <text:p>2.17503315624595</text:p>
              </table:table-cell>
              <table:table-cell office:value-type="float" office:value="2.26969494679685">
                <text:p>2.26969494679685</text:p>
              </table:table-cell>
              <table:table-cell office:value-type="float" office:value="1.24642345475823">
                <text:p>1.24642345475823</text:p>
              </table:table-cell>
              <table:table-cell office:value-type="float" office:value="2.28988858759324">
                <text:p>2.28988858759324</text:p>
              </table:table-cell>
              <table:table-cell office:value-type="float" office:value="1.62135371797393">
                <text:p>1.62135371797393</text:p>
              </table:table-cell>
              <table:table-cell office:value-type="float" office:value="2">
                <text:p>2</text:p>
              </table:table-cell>
              <table:table-cell office:value-type="float" office:value="1.95789002074512">
                <text:p>1.95789002074512</text:p>
              </table:table-cell>
              <table:table-cell office:value-type="float" office:value="1.56669890360128">
                <text:p>1.56669890360128</text:p>
              </table:table-cell>
              <table:table-cell office:value-type="float" office:value="2.03100960115899">
                <text:p>2.03100960115899</text:p>
              </table:table-cell>
              <table:table-cell office:value-type="float" office:value="1.98067587532057">
                <text:p>1.98067587532057</text:p>
              </table:table-cell>
              <table:table-cell office:value-type="float" office:value="1.97714210644832">
                <text:p>1.97714210644832</text:p>
              </table:table-cell>
              <table:table-cell office:value-type="float" office:value="0.916125381312904">
                <text:p>0.916125381312904</text:p>
              </table:table-cell>
              <table:table-cell office:value-type="float" office:value="2.3992520201951">
                <text:p>2.3992520201951</text:p>
              </table:table-cell>
              <table:table-cell office:value-type="float" office:value="1.71225529107612">
                <text:p>1.71225529107612</text:p>
              </table:table-cell>
              <table:table-cell office:value-type="float" office:value="2.1380899352994">
                <text:p>2.1380899352994</text:p>
              </table:table-cell>
              <table:table-cell office:value-type="float" office:value="2.17797836159815">
                <text:p>2.17797836159815</text:p>
              </table:table-cell>
              <table:table-cell office:value-type="float" office:value="1.93061459832685">
                <text:p>1.93061459832685</text:p>
              </table:table-cell>
              <table:table-cell office:value-type="float" office:value="1.95940953204931">
                <text:p>1.95940953204931</text:p>
              </table:table-cell>
              <table:table-cell office:value-type="float" office:value="1.90814717488606">
                <text:p>1.90814717488606</text:p>
              </table:table-cell>
              <table:table-cell office:value-type="float" office:value="1.33711584684304">
                <text:p>1.33711584684304</text:p>
              </table:table-cell>
              <table:table-cell office:value-type="float" office:value="1.68501801601221">
                <text:p>1.68501801601221</text:p>
              </table:table-cell>
              <table:table-cell office:value-type="float" office:value="1.97743682838578">
                <text:p>1.97743682838578</text:p>
              </table:table-cell>
              <table:table-cell office:value-type="float" office:value="1.81533868615599">
                <text:p>1.81533868615599</text:p>
              </table:table-cell>
              <table:table-cell office:value-type="float" office:value="1.69030850945703">
                <text:p>1.69030850945703</text:p>
              </table:table-cell>
              <table:table-cell office:value-type="float" office:value="1.73943698524581">
                <text:p>1.73943698524581</text:p>
              </table:table-cell>
              <table:table-cell office:value-type="float" office:value="1.72986249234563">
                <text:p>1.72986249234563</text:p>
              </table:table-cell>
              <table:table-cell office:value-type="float" office:value="1.59798980865694">
                <text:p>1.5979898086569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5620268186054">
                <text:p>1.35620268186054</text:p>
              </table:table-cell>
              <table:table-cell office:value-type="float" office:value="2.07549808665108">
                <text:p>2.07549808665108</text:p>
              </table:table-cell>
              <table:table-cell office:value-type="float" office:value="1.05528970602217">
                <text:p>1.05528970602217</text:p>
              </table:table-cell>
              <table:table-cell office:value-type="float" office:value="2.26778683805536">
                <text:p>2.26778683805536</text:p>
              </table:table-cell>
              <table:table-cell office:value-type="float" office:value="1.23516841994969">
                <text:p>1.23516841994969</text:p>
              </table:table-cell>
              <table:table-cell office:value-type="float" office:value="1.62135371797393">
                <text:p>1.62135371797393</text:p>
              </table:table-cell>
              <table:table-cell office:value-type="float" office:value="0.916125381312904">
                <text:p>0.916125381312904</text:p>
              </table:table-cell>
              <table:table-cell office:value-type="float" office:value="1.89804217618158">
                <text:p>1.89804217618158</text:p>
              </table:table-cell>
              <table:table-cell office:value-type="float" office:value="2.18812220588311">
                <text:p>2.18812220588311</text:p>
              </table:table-cell>
              <table:table-cell office:value-type="float" office:value="2.0528725518857">
                <text:p>2.0528725518857</text:p>
              </table:table-cell>
              <table:table-cell office:value-type="float" office:value="2.23032710030591">
                <text:p>2.23032710030591</text:p>
              </table:table-cell>
              <table:table-cell office:value-type="float" office:value="1.72986249234563">
                <text:p>1.72986249234563</text:p>
              </table:table-cell>
              <table:table-cell office:value-type="float" office:value="1.50594061730772">
                <text:p>1.50594061730772</text:p>
              </table:table-cell>
              <table:table-cell office:value-type="float" office:value="1.88788309068718">
                <text:p>1.88788309068718</text:p>
              </table:table-cell>
              <table:table-cell office:value-type="float" office:value="1.83195540504146">
                <text:p>1.83195540504146</text:p>
              </table:table-cell>
              <table:table-cell office:value-type="float" office:value="1.69030850945703">
                <text:p>1.69030850945703</text:p>
              </table:table-cell>
              <table:table-cell office:value-type="float" office:value="2.04751256218556">
                <text:p>2.04751256218556</text:p>
              </table:table-cell>
              <table:table-cell office:value-type="float" office:value="1.77525072919719">
                <text:p>1.77525072919719</text:p>
              </table:table-cell>
              <table:table-cell office:value-type="float" office:value="2.3566016694748">
                <text:p>2.3566016694748</text:p>
              </table:table-cell>
              <table:table-cell office:value-type="float" office:value="1.89127551586835">
                <text:p>1.89127551586835</text:p>
              </table:table-cell>
              <table:table-cell office:value-type="float" office:value="1.86474468152418">
                <text:p>1.86474468152418</text:p>
              </table:table-cell>
              <table:table-cell office:value-type="float" office:value="2.0528725518857">
                <text:p>2.0528725518857</text:p>
              </table:table-cell>
              <table:table-cell office:value-type="float" office:value="1.86396324383261">
                <text:p>1.86396324383261</text:p>
              </table:table-cell>
              <table:table-cell office:value-type="float" office:value="1.60255477852765">
                <text:p>1.60255477852765</text:p>
              </table:table-cell>
              <table:table-cell office:value-type="float" office:value="1.5526475085203">
                <text:p>1.5526475085203</text:p>
              </table:table-cell>
              <table:table-cell office:value-type="float" office:value="2.15430398064564">
                <text:p>2.15430398064564</text:p>
              </table:table-cell>
              <table:table-cell office:value-type="float" office:value="1.28805702866407">
                <text:p>1.28805702866407</text:p>
              </table:table-cell>
              <table:table-cell office:value-type="float" office:value="1.92260983338497">
                <text:p>1.92260983338497</text:p>
              </table:table-cell>
              <table:table-cell office:value-type="float" office:value="1.66024403519791">
                <text:p>1.660244035197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35066820832737">
                <text:p>2.35066820832737</text:p>
              </table:table-cell>
              <table:table-cell office:value-type="float" office:value="2.22076972732838">
                <text:p>2.22076972732838</text:p>
              </table:table-cell>
              <table:table-cell office:value-type="float" office:value="1.66904592079256">
                <text:p>1.66904592079256</text:p>
              </table:table-cell>
              <table:table-cell office:value-type="float" office:value="2.18091958962504">
                <text:p>2.18091958962504</text:p>
              </table:table-cell>
              <table:table-cell office:value-type="float" office:value="1.87487373312218">
                <text:p>1.87487373312218</text:p>
              </table:table-cell>
              <table:table-cell office:value-type="float" office:value="1.8516401995451">
                <text:p>1.8516401995451</text:p>
              </table:table-cell>
              <table:table-cell office:value-type="float" office:value="1.62512326948624">
                <text:p>1.62512326948624</text:p>
              </table:table-cell>
              <table:table-cell office:value-type="float" office:value="1.78376517003169">
                <text:p>1.78376517003169</text:p>
              </table:table-cell>
              <table:table-cell office:value-type="float" office:value="2.44584195260913">
                <text:p>2.44584195260913</text:p>
              </table:table-cell>
              <table:table-cell office:value-type="float" office:value="1.9315199276138">
                <text:p>1.9315199276138</text:p>
              </table:table-cell>
              <table:table-cell office:value-type="float" office:value="1.42222616792382">
                <text:p>1.42222616792382</text:p>
              </table:table-cell>
              <table:table-cell office:value-type="float" office:value="1.16496474502144">
                <text:p>1.16496474502144</text:p>
              </table:table-cell>
            </table:table-row>
            <table:table-row>
              <table:table-cell office:value-type="string">
                <text:p>Row 54 Row 55 Row 56</text:p>
                <draw:g>
                  <svg:desc/>
                </draw:g>
              </table:table-cell>
              <table:table-cell office:value-type="float" office:value="1.21423184538991">
                <text:p>1.21423184538991</text:p>
                <draw:g>
                  <svg:desc>Sheet1.C54:Sheet1.AG56</svg:desc>
                </draw:g>
              </table:table-cell>
              <table:table-cell office:value-type="float" office:value="1.24011240937215">
                <text:p>1.24011240937215</text:p>
              </table:table-cell>
              <table:table-cell office:value-type="float" office:value="1.59798980865694">
                <text:p>1.59798980865694</text:p>
              </table:table-cell>
              <table:table-cell office:value-type="float" office:value="1.60926802918084">
                <text:p>1.60926802918084</text:p>
              </table:table-cell>
              <table:table-cell office:value-type="float" office:value="1.71225529107612">
                <text:p>1.71225529107612</text:p>
              </table:table-cell>
              <table:table-cell office:value-type="float" office:value="1.80772153354911">
                <text:p>1.80772153354911</text:p>
              </table:table-cell>
              <table:table-cell office:value-type="float" office:value="1.8009968749528">
                <text:p>1.8009968749528</text:p>
              </table:table-cell>
              <table:table-cell office:value-type="float" office:value="1.94624736040381">
                <text:p>1.94624736040381</text:p>
              </table:table-cell>
              <table:table-cell office:value-type="float" office:value="1.80772153354911">
                <text:p>1.80772153354911</text:p>
              </table:table-cell>
              <table:table-cell office:value-type="float" office:value="1.69085018821135">
                <text:p>1.69085018821135</text:p>
              </table:table-cell>
              <table:table-cell office:value-type="float" office:value="1.74945879077104">
                <text:p>1.74945879077104</text:p>
              </table:table-cell>
              <table:table-cell office:value-type="float" office:value="2.12132034355964">
                <text:p>2.12132034355964</text:p>
              </table:table-cell>
              <table:table-cell office:value-type="float" office:value="1.80810142669895">
                <text:p>1.80810142669895</text:p>
              </table:table-cell>
              <table:table-cell office:value-type="float" office:value="1.95401684183679">
                <text:p>1.95401684183679</text:p>
              </table:table-cell>
              <table:table-cell office:value-type="float" office:value="1.75254916376933">
                <text:p>1.75254916376933</text:p>
              </table:table-cell>
              <table:table-cell office:value-type="float" office:value="2.01596194510277">
                <text:p>2.01596194510277</text:p>
              </table:table-cell>
              <table:table-cell office:value-type="float" office:value="1.83195540504146">
                <text:p>1.83195540504146</text:p>
              </table:table-cell>
              <table:table-cell office:value-type="float" office:value="1.03509833901353">
                <text:p>1.03509833901353</text:p>
              </table:table-cell>
              <table:table-cell office:value-type="float" office:value="2.24179415327122">
                <text:p>2.24179415327122</text:p>
              </table:table-cell>
              <table:table-cell office:value-type="float" office:value="1.94624736040381">
                <text:p>1.94624736040381</text:p>
              </table:table-cell>
              <table:table-cell office:value-type="float" office:value="1.35620268186054">
                <text:p>1.35620268186054</text:p>
              </table:table-cell>
              <table:table-cell office:value-type="float" office:value="2.17503315624595">
                <text:p>2.17503315624595</text:p>
              </table:table-cell>
              <table:table-cell office:value-type="float" office:value="2.26969494679685">
                <text:p>2.26969494679685</text:p>
              </table:table-cell>
              <table:table-cell office:value-type="float" office:value="1.24642345475823">
                <text:p>1.24642345475823</text:p>
              </table:table-cell>
              <table:table-cell office:value-type="float" office:value="2.28988858759324">
                <text:p>2.28988858759324</text:p>
              </table:table-cell>
              <table:table-cell office:value-type="float" office:value="1.62135371797393">
                <text:p>1.62135371797393</text:p>
              </table:table-cell>
              <table:table-cell office:value-type="float" office:value="2">
                <text:p>2</text:p>
              </table:table-cell>
              <table:table-cell office:value-type="float" office:value="1.95789002074512">
                <text:p>1.95789002074512</text:p>
              </table:table-cell>
              <table:table-cell office:value-type="float" office:value="1.56669890360128">
                <text:p>1.56669890360128</text:p>
              </table:table-cell>
              <table:table-cell office:value-type="float" office:value="2.03100960115899">
                <text:p>2.03100960115899</text:p>
              </table:table-cell>
              <table:table-cell office:value-type="float" office:value="1.98067587532057">
                <text:p>1.98067587532057</text:p>
              </table:table-cell>
              <table:table-cell office:value-type="float" office:value="1.97714210644832">
                <text:p>1.97714210644832</text:p>
              </table:table-cell>
              <table:table-cell office:value-type="float" office:value="0.916125381312904">
                <text:p>0.916125381312904</text:p>
              </table:table-cell>
              <table:table-cell office:value-type="float" office:value="2.3992520201951">
                <text:p>2.3992520201951</text:p>
              </table:table-cell>
              <table:table-cell office:value-type="float" office:value="1.71225529107612">
                <text:p>1.71225529107612</text:p>
              </table:table-cell>
              <table:table-cell office:value-type="float" office:value="2.1380899352994">
                <text:p>2.1380899352994</text:p>
              </table:table-cell>
              <table:table-cell office:value-type="float" office:value="2.17797836159815">
                <text:p>2.17797836159815</text:p>
              </table:table-cell>
              <table:table-cell office:value-type="float" office:value="1.93061459832685">
                <text:p>1.93061459832685</text:p>
              </table:table-cell>
              <table:table-cell office:value-type="float" office:value="1.95940953204931">
                <text:p>1.95940953204931</text:p>
              </table:table-cell>
              <table:table-cell office:value-type="float" office:value="1.90814717488606">
                <text:p>1.90814717488606</text:p>
              </table:table-cell>
              <table:table-cell office:value-type="float" office:value="1.33711584684304">
                <text:p>1.33711584684304</text:p>
              </table:table-cell>
              <table:table-cell office:value-type="float" office:value="1.68501801601221">
                <text:p>1.68501801601221</text:p>
              </table:table-cell>
              <table:table-cell office:value-type="float" office:value="1.97743682838578">
                <text:p>1.97743682838578</text:p>
              </table:table-cell>
              <table:table-cell office:value-type="float" office:value="1.81533868615599">
                <text:p>1.81533868615599</text:p>
              </table:table-cell>
              <table:table-cell office:value-type="float" office:value="1.69030850945703">
                <text:p>1.69030850945703</text:p>
              </table:table-cell>
              <table:table-cell office:value-type="float" office:value="1.73943698524581">
                <text:p>1.73943698524581</text:p>
              </table:table-cell>
              <table:table-cell office:value-type="float" office:value="1.72986249234563">
                <text:p>1.72986249234563</text:p>
              </table:table-cell>
              <table:table-cell office:value-type="float" office:value="1.59798980865694">
                <text:p>1.5979898086569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5620268186054">
                <text:p>1.35620268186054</text:p>
              </table:table-cell>
              <table:table-cell office:value-type="float" office:value="2.07549808665108">
                <text:p>2.07549808665108</text:p>
              </table:table-cell>
              <table:table-cell office:value-type="float" office:value="1.05528970602217">
                <text:p>1.05528970602217</text:p>
              </table:table-cell>
              <table:table-cell office:value-type="float" office:value="2.26778683805536">
                <text:p>2.26778683805536</text:p>
              </table:table-cell>
              <table:table-cell office:value-type="float" office:value="1.23516841994969">
                <text:p>1.23516841994969</text:p>
              </table:table-cell>
              <table:table-cell office:value-type="float" office:value="1.62135371797393">
                <text:p>1.62135371797393</text:p>
              </table:table-cell>
              <table:table-cell office:value-type="float" office:value="0.916125381312904">
                <text:p>0.916125381312904</text:p>
              </table:table-cell>
              <table:table-cell office:value-type="float" office:value="1.89804217618158">
                <text:p>1.89804217618158</text:p>
              </table:table-cell>
              <table:table-cell office:value-type="float" office:value="2.18812220588311">
                <text:p>2.18812220588311</text:p>
              </table:table-cell>
              <table:table-cell office:value-type="float" office:value="2.0528725518857">
                <text:p>2.0528725518857</text:p>
              </table:table-cell>
              <table:table-cell office:value-type="float" office:value="2.23032710030591">
                <text:p>2.23032710030591</text:p>
              </table:table-cell>
              <table:table-cell office:value-type="float" office:value="1.72986249234563">
                <text:p>1.72986249234563</text:p>
              </table:table-cell>
              <table:table-cell office:value-type="float" office:value="1.50594061730772">
                <text:p>1.50594061730772</text:p>
              </table:table-cell>
              <table:table-cell office:value-type="float" office:value="1.88788309068718">
                <text:p>1.88788309068718</text:p>
              </table:table-cell>
              <table:table-cell office:value-type="float" office:value="1.83195540504146">
                <text:p>1.83195540504146</text:p>
              </table:table-cell>
              <table:table-cell office:value-type="float" office:value="1.69030850945703">
                <text:p>1.69030850945703</text:p>
              </table:table-cell>
              <table:table-cell office:value-type="float" office:value="2.04751256218556">
                <text:p>2.04751256218556</text:p>
              </table:table-cell>
              <table:table-cell office:value-type="float" office:value="1.77525072919719">
                <text:p>1.77525072919719</text:p>
              </table:table-cell>
              <table:table-cell office:value-type="float" office:value="2.3566016694748">
                <text:p>2.3566016694748</text:p>
              </table:table-cell>
              <table:table-cell office:value-type="float" office:value="1.89127551586835">
                <text:p>1.89127551586835</text:p>
              </table:table-cell>
              <table:table-cell office:value-type="float" office:value="1.86474468152418">
                <text:p>1.86474468152418</text:p>
              </table:table-cell>
              <table:table-cell office:value-type="float" office:value="2.0528725518857">
                <text:p>2.0528725518857</text:p>
              </table:table-cell>
              <table:table-cell office:value-type="float" office:value="1.86396324383261">
                <text:p>1.86396324383261</text:p>
              </table:table-cell>
              <table:table-cell office:value-type="float" office:value="1.60255477852765">
                <text:p>1.60255477852765</text:p>
              </table:table-cell>
              <table:table-cell office:value-type="float" office:value="1.5526475085203">
                <text:p>1.5526475085203</text:p>
              </table:table-cell>
              <table:table-cell office:value-type="float" office:value="2.15430398064564">
                <text:p>2.15430398064564</text:p>
              </table:table-cell>
              <table:table-cell office:value-type="float" office:value="1.28805702866407">
                <text:p>1.28805702866407</text:p>
              </table:table-cell>
              <table:table-cell office:value-type="float" office:value="1.92260983338497">
                <text:p>1.92260983338497</text:p>
              </table:table-cell>
              <table:table-cell office:value-type="float" office:value="1.66024403519791">
                <text:p>1.660244035197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35066820832737">
                <text:p>2.35066820832737</text:p>
              </table:table-cell>
              <table:table-cell office:value-type="float" office:value="2.22076972732838">
                <text:p>2.22076972732838</text:p>
              </table:table-cell>
              <table:table-cell office:value-type="float" office:value="1.66904592079256">
                <text:p>1.66904592079256</text:p>
              </table:table-cell>
              <table:table-cell office:value-type="float" office:value="2.18091958962504">
                <text:p>2.18091958962504</text:p>
              </table:table-cell>
              <table:table-cell office:value-type="float" office:value="1.87487373312218">
                <text:p>1.87487373312218</text:p>
              </table:table-cell>
              <table:table-cell office:value-type="float" office:value="1.8516401995451">
                <text:p>1.8516401995451</text:p>
              </table:table-cell>
              <table:table-cell office:value-type="float" office:value="1.62512326948624">
                <text:p>1.62512326948624</text:p>
              </table:table-cell>
              <table:table-cell office:value-type="float" office:value="1.78376517003169">
                <text:p>1.78376517003169</text:p>
              </table:table-cell>
              <table:table-cell office:value-type="float" office:value="2.44584195260913">
                <text:p>2.44584195260913</text:p>
              </table:table-cell>
              <table:table-cell office:value-type="float" office:value="1.9315199276138">
                <text:p>1.9315199276138</text:p>
              </table:table-cell>
              <table:table-cell office:value-type="float" office:value="1.42222616792382">
                <text:p>1.42222616792382</text:p>
              </table:table-cell>
              <table:table-cell office:value-type="float" office:value="1.16496474502144">
                <text:p>1.16496474502144</text:p>
              </table:table-cell>
            </table:table-row>
            <table:table-row>
              <table:table-cell office:value-type="string">
                <text:p>Age&gt;=40</text:p>
                <draw:g>
                  <svg:desc>Sheet1.B53:Sheet1.B53</svg:desc>
                </draw:g>
              </table:table-cell>
              <table:table-cell office:value-type="float" office:value="2.625">
                <text:p>2.625</text:p>
                <draw:g>
                  <svg:desc>Sheet1.C53:Sheet1.AG53</svg:desc>
                </draw:g>
              </table:table-cell>
              <table:table-cell office:value-type="float" office:value="4.125">
                <text:p>4.125</text:p>
              </table:table-cell>
              <table:table-cell office:value-type="float" office:value="4.125">
                <text:p>4.12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125">
                <text:p>3.125</text:p>
              </table:table-cell>
              <table:table-cell office:value-type="float" office:value="5">
                <text:p>5</text:p>
              </table:table-cell>
              <table:table-cell office:value-type="float" office:value="4.125">
                <text:p>4.125</text:p>
              </table:table-cell>
              <table:table-cell office:value-type="float" office:value="1.625">
                <text:p>1.625</text:p>
              </table:table-cell>
              <table:table-cell office:value-type="float" office:value="4.5">
                <text:p>4.5</text:p>
              </table:table-cell>
              <table:table-cell office:value-type="float" office:value="3.875">
                <text:p>3.875</text:p>
              </table:table-cell>
              <table:table-cell office:value-type="float" office:value="5.625">
                <text:p>5.625</text:p>
              </table:table-cell>
              <table:table-cell office:value-type="float" office:value="4">
                <text:p>4</text:p>
              </table:table-cell>
              <table:table-cell office:value-type="float" office:value="2.375">
                <text:p>2.375</text:p>
              </table:table-cell>
              <table:table-cell office:value-type="float" office:value="3.125">
                <text:p>3.125</text:p>
              </table:table-cell>
              <table:table-cell office:value-type="float" office:value="4">
                <text:p>4</text:p>
              </table:table-cell>
              <table:table-cell office:value-type="float" office:value="2.375">
                <text:p>2.375</text:p>
              </table:table-cell>
              <table:table-cell office:value-type="float" office:value="4.25">
                <text:p>4.25</text:p>
              </table:table-cell>
              <table:table-cell office:value-type="float" office:value="2.375">
                <text:p>2.375</text:p>
              </table:table-cell>
              <table:table-cell office:value-type="float" office:value="2.5">
                <text:p>2.5</text:p>
              </table:table-cell>
              <table:table-cell office:value-type="float" office:value="4.125">
                <text:p>4.125</text:p>
              </table:table-cell>
              <table:table-cell office:value-type="float" office:value="3.75">
                <text:p>3.75</text:p>
              </table:table-cell>
              <table:table-cell office:value-type="float" office:value="2.125">
                <text:p>2.125</text:p>
              </table:table-cell>
              <table:table-cell office:value-type="float" office:value="4.375">
                <text:p>4.375</text:p>
              </table:table-cell>
              <table:table-cell office:value-type="float" office:value="5">
                <text:p>5</text:p>
              </table:table-cell>
              <table:table-cell office:value-type="float" office:value="2.75">
                <text:p>2.75</text:p>
              </table:table-cell>
              <table:table-cell office:value-type="float" office:value="3.5">
                <text:p>3.5</text:p>
              </table:table-cell>
              <table:table-cell office:value-type="float" office:value="3.375">
                <text:p>3.3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Row 54 Row 55 Row 56</text:p>
                <draw:g>
                  <svg:desc/>
                </draw:g>
              </table:table-cell>
              <table:table-cell office:value-type="float" office:value="1.21423184538991">
                <text:p>1.21423184538991</text:p>
                <draw:g>
                  <svg:desc>Sheet1.C54:Sheet1.AG56</svg:desc>
                </draw:g>
              </table:table-cell>
              <table:table-cell office:value-type="float" office:value="1.24011240937215">
                <text:p>1.24011240937215</text:p>
              </table:table-cell>
              <table:table-cell office:value-type="float" office:value="1.59798980865694">
                <text:p>1.59798980865694</text:p>
              </table:table-cell>
              <table:table-cell office:value-type="float" office:value="1.60926802918084">
                <text:p>1.60926802918084</text:p>
              </table:table-cell>
              <table:table-cell office:value-type="float" office:value="1.71225529107612">
                <text:p>1.71225529107612</text:p>
              </table:table-cell>
              <table:table-cell office:value-type="float" office:value="1.80772153354911">
                <text:p>1.80772153354911</text:p>
              </table:table-cell>
              <table:table-cell office:value-type="float" office:value="1.8009968749528">
                <text:p>1.8009968749528</text:p>
              </table:table-cell>
              <table:table-cell office:value-type="float" office:value="1.94624736040381">
                <text:p>1.94624736040381</text:p>
              </table:table-cell>
              <table:table-cell office:value-type="float" office:value="1.80772153354911">
                <text:p>1.80772153354911</text:p>
              </table:table-cell>
              <table:table-cell office:value-type="float" office:value="1.69085018821135">
                <text:p>1.69085018821135</text:p>
              </table:table-cell>
              <table:table-cell office:value-type="float" office:value="1.74945879077104">
                <text:p>1.74945879077104</text:p>
              </table:table-cell>
              <table:table-cell office:value-type="float" office:value="2.12132034355964">
                <text:p>2.12132034355964</text:p>
              </table:table-cell>
              <table:table-cell office:value-type="float" office:value="1.80810142669895">
                <text:p>1.80810142669895</text:p>
              </table:table-cell>
              <table:table-cell office:value-type="float" office:value="1.95401684183679">
                <text:p>1.95401684183679</text:p>
              </table:table-cell>
              <table:table-cell office:value-type="float" office:value="1.75254916376933">
                <text:p>1.75254916376933</text:p>
              </table:table-cell>
              <table:table-cell office:value-type="float" office:value="2.01596194510277">
                <text:p>2.01596194510277</text:p>
              </table:table-cell>
              <table:table-cell office:value-type="float" office:value="1.83195540504146">
                <text:p>1.83195540504146</text:p>
              </table:table-cell>
              <table:table-cell office:value-type="float" office:value="1.03509833901353">
                <text:p>1.03509833901353</text:p>
              </table:table-cell>
              <table:table-cell office:value-type="float" office:value="2.24179415327122">
                <text:p>2.24179415327122</text:p>
              </table:table-cell>
              <table:table-cell office:value-type="float" office:value="1.94624736040381">
                <text:p>1.94624736040381</text:p>
              </table:table-cell>
              <table:table-cell office:value-type="float" office:value="1.35620268186054">
                <text:p>1.35620268186054</text:p>
              </table:table-cell>
              <table:table-cell office:value-type="float" office:value="2.17503315624595">
                <text:p>2.17503315624595</text:p>
              </table:table-cell>
              <table:table-cell office:value-type="float" office:value="2.26969494679685">
                <text:p>2.26969494679685</text:p>
              </table:table-cell>
              <table:table-cell office:value-type="float" office:value="1.24642345475823">
                <text:p>1.24642345475823</text:p>
              </table:table-cell>
              <table:table-cell office:value-type="float" office:value="2.28988858759324">
                <text:p>2.28988858759324</text:p>
              </table:table-cell>
              <table:table-cell office:value-type="float" office:value="1.62135371797393">
                <text:p>1.62135371797393</text:p>
              </table:table-cell>
              <table:table-cell office:value-type="float" office:value="2">
                <text:p>2</text:p>
              </table:table-cell>
              <table:table-cell office:value-type="float" office:value="1.95789002074512">
                <text:p>1.95789002074512</text:p>
              </table:table-cell>
              <table:table-cell office:value-type="float" office:value="1.56669890360128">
                <text:p>1.56669890360128</text:p>
              </table:table-cell>
              <table:table-cell office:value-type="float" office:value="2.03100960115899">
                <text:p>2.03100960115899</text:p>
              </table:table-cell>
              <table:table-cell office:value-type="float" office:value="1.98067587532057">
                <text:p>1.98067587532057</text:p>
              </table:table-cell>
              <table:table-cell office:value-type="float" office:value="1.97714210644832">
                <text:p>1.97714210644832</text:p>
              </table:table-cell>
              <table:table-cell office:value-type="float" office:value="0.916125381312904">
                <text:p>0.916125381312904</text:p>
              </table:table-cell>
              <table:table-cell office:value-type="float" office:value="2.3992520201951">
                <text:p>2.3992520201951</text:p>
              </table:table-cell>
              <table:table-cell office:value-type="float" office:value="1.71225529107612">
                <text:p>1.71225529107612</text:p>
              </table:table-cell>
              <table:table-cell office:value-type="float" office:value="2.1380899352994">
                <text:p>2.1380899352994</text:p>
              </table:table-cell>
              <table:table-cell office:value-type="float" office:value="2.17797836159815">
                <text:p>2.17797836159815</text:p>
              </table:table-cell>
              <table:table-cell office:value-type="float" office:value="1.93061459832685">
                <text:p>1.93061459832685</text:p>
              </table:table-cell>
              <table:table-cell office:value-type="float" office:value="1.95940953204931">
                <text:p>1.95940953204931</text:p>
              </table:table-cell>
              <table:table-cell office:value-type="float" office:value="1.90814717488606">
                <text:p>1.90814717488606</text:p>
              </table:table-cell>
              <table:table-cell office:value-type="float" office:value="1.33711584684304">
                <text:p>1.33711584684304</text:p>
              </table:table-cell>
              <table:table-cell office:value-type="float" office:value="1.68501801601221">
                <text:p>1.68501801601221</text:p>
              </table:table-cell>
              <table:table-cell office:value-type="float" office:value="1.97743682838578">
                <text:p>1.97743682838578</text:p>
              </table:table-cell>
              <table:table-cell office:value-type="float" office:value="1.81533868615599">
                <text:p>1.81533868615599</text:p>
              </table:table-cell>
              <table:table-cell office:value-type="float" office:value="1.69030850945703">
                <text:p>1.69030850945703</text:p>
              </table:table-cell>
              <table:table-cell office:value-type="float" office:value="1.73943698524581">
                <text:p>1.73943698524581</text:p>
              </table:table-cell>
              <table:table-cell office:value-type="float" office:value="1.72986249234563">
                <text:p>1.72986249234563</text:p>
              </table:table-cell>
              <table:table-cell office:value-type="float" office:value="1.59798980865694">
                <text:p>1.5979898086569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5620268186054">
                <text:p>1.35620268186054</text:p>
              </table:table-cell>
              <table:table-cell office:value-type="float" office:value="2.07549808665108">
                <text:p>2.07549808665108</text:p>
              </table:table-cell>
              <table:table-cell office:value-type="float" office:value="1.05528970602217">
                <text:p>1.05528970602217</text:p>
              </table:table-cell>
              <table:table-cell office:value-type="float" office:value="2.26778683805536">
                <text:p>2.26778683805536</text:p>
              </table:table-cell>
              <table:table-cell office:value-type="float" office:value="1.23516841994969">
                <text:p>1.23516841994969</text:p>
              </table:table-cell>
              <table:table-cell office:value-type="float" office:value="1.62135371797393">
                <text:p>1.62135371797393</text:p>
              </table:table-cell>
              <table:table-cell office:value-type="float" office:value="0.916125381312904">
                <text:p>0.916125381312904</text:p>
              </table:table-cell>
              <table:table-cell office:value-type="float" office:value="1.89804217618158">
                <text:p>1.89804217618158</text:p>
              </table:table-cell>
              <table:table-cell office:value-type="float" office:value="2.18812220588311">
                <text:p>2.18812220588311</text:p>
              </table:table-cell>
              <table:table-cell office:value-type="float" office:value="2.0528725518857">
                <text:p>2.0528725518857</text:p>
              </table:table-cell>
              <table:table-cell office:value-type="float" office:value="2.23032710030591">
                <text:p>2.23032710030591</text:p>
              </table:table-cell>
              <table:table-cell office:value-type="float" office:value="1.72986249234563">
                <text:p>1.72986249234563</text:p>
              </table:table-cell>
              <table:table-cell office:value-type="float" office:value="1.50594061730772">
                <text:p>1.50594061730772</text:p>
              </table:table-cell>
              <table:table-cell office:value-type="float" office:value="1.88788309068718">
                <text:p>1.88788309068718</text:p>
              </table:table-cell>
              <table:table-cell office:value-type="float" office:value="1.83195540504146">
                <text:p>1.83195540504146</text:p>
              </table:table-cell>
              <table:table-cell office:value-type="float" office:value="1.69030850945703">
                <text:p>1.69030850945703</text:p>
              </table:table-cell>
              <table:table-cell office:value-type="float" office:value="2.04751256218556">
                <text:p>2.04751256218556</text:p>
              </table:table-cell>
              <table:table-cell office:value-type="float" office:value="1.77525072919719">
                <text:p>1.77525072919719</text:p>
              </table:table-cell>
              <table:table-cell office:value-type="float" office:value="2.3566016694748">
                <text:p>2.3566016694748</text:p>
              </table:table-cell>
              <table:table-cell office:value-type="float" office:value="1.89127551586835">
                <text:p>1.89127551586835</text:p>
              </table:table-cell>
              <table:table-cell office:value-type="float" office:value="1.86474468152418">
                <text:p>1.86474468152418</text:p>
              </table:table-cell>
              <table:table-cell office:value-type="float" office:value="2.0528725518857">
                <text:p>2.0528725518857</text:p>
              </table:table-cell>
              <table:table-cell office:value-type="float" office:value="1.86396324383261">
                <text:p>1.86396324383261</text:p>
              </table:table-cell>
              <table:table-cell office:value-type="float" office:value="1.60255477852765">
                <text:p>1.60255477852765</text:p>
              </table:table-cell>
              <table:table-cell office:value-type="float" office:value="1.5526475085203">
                <text:p>1.5526475085203</text:p>
              </table:table-cell>
              <table:table-cell office:value-type="float" office:value="2.15430398064564">
                <text:p>2.15430398064564</text:p>
              </table:table-cell>
              <table:table-cell office:value-type="float" office:value="1.28805702866407">
                <text:p>1.28805702866407</text:p>
              </table:table-cell>
              <table:table-cell office:value-type="float" office:value="1.92260983338497">
                <text:p>1.92260983338497</text:p>
              </table:table-cell>
              <table:table-cell office:value-type="float" office:value="1.66024403519791">
                <text:p>1.660244035197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35066820832737">
                <text:p>2.35066820832737</text:p>
              </table:table-cell>
              <table:table-cell office:value-type="float" office:value="2.22076972732838">
                <text:p>2.22076972732838</text:p>
              </table:table-cell>
              <table:table-cell office:value-type="float" office:value="1.66904592079256">
                <text:p>1.66904592079256</text:p>
              </table:table-cell>
              <table:table-cell office:value-type="float" office:value="2.18091958962504">
                <text:p>2.18091958962504</text:p>
              </table:table-cell>
              <table:table-cell office:value-type="float" office:value="1.87487373312218">
                <text:p>1.87487373312218</text:p>
              </table:table-cell>
              <table:table-cell office:value-type="float" office:value="1.8516401995451">
                <text:p>1.8516401995451</text:p>
              </table:table-cell>
              <table:table-cell office:value-type="float" office:value="1.62512326948624">
                <text:p>1.62512326948624</text:p>
              </table:table-cell>
              <table:table-cell office:value-type="float" office:value="1.78376517003169">
                <text:p>1.78376517003169</text:p>
              </table:table-cell>
              <table:table-cell office:value-type="float" office:value="2.44584195260913">
                <text:p>2.44584195260913</text:p>
              </table:table-cell>
              <table:table-cell office:value-type="float" office:value="1.9315199276138">
                <text:p>1.9315199276138</text:p>
              </table:table-cell>
              <table:table-cell office:value-type="float" office:value="1.42222616792382">
                <text:p>1.42222616792382</text:p>
              </table:table-cell>
              <table:table-cell office:value-type="float" office:value="1.16496474502144">
                <text:p>1.16496474502144</text:p>
              </table:table-cell>
            </table:table-row>
            <table:table-row>
              <table:table-cell office:value-type="string">
                <text:p>Row 54 Row 55 Row 56</text:p>
                <draw:g>
                  <svg:desc/>
                </draw:g>
              </table:table-cell>
              <table:table-cell office:value-type="float" office:value="1.21423184538991">
                <text:p>1.21423184538991</text:p>
                <draw:g>
                  <svg:desc>Sheet1.C54:Sheet1.AG56</svg:desc>
                </draw:g>
              </table:table-cell>
              <table:table-cell office:value-type="float" office:value="1.24011240937215">
                <text:p>1.24011240937215</text:p>
              </table:table-cell>
              <table:table-cell office:value-type="float" office:value="1.59798980865694">
                <text:p>1.59798980865694</text:p>
              </table:table-cell>
              <table:table-cell office:value-type="float" office:value="1.60926802918084">
                <text:p>1.60926802918084</text:p>
              </table:table-cell>
              <table:table-cell office:value-type="float" office:value="1.71225529107612">
                <text:p>1.71225529107612</text:p>
              </table:table-cell>
              <table:table-cell office:value-type="float" office:value="1.80772153354911">
                <text:p>1.80772153354911</text:p>
              </table:table-cell>
              <table:table-cell office:value-type="float" office:value="1.8009968749528">
                <text:p>1.8009968749528</text:p>
              </table:table-cell>
              <table:table-cell office:value-type="float" office:value="1.94624736040381">
                <text:p>1.94624736040381</text:p>
              </table:table-cell>
              <table:table-cell office:value-type="float" office:value="1.80772153354911">
                <text:p>1.80772153354911</text:p>
              </table:table-cell>
              <table:table-cell office:value-type="float" office:value="1.69085018821135">
                <text:p>1.69085018821135</text:p>
              </table:table-cell>
              <table:table-cell office:value-type="float" office:value="1.74945879077104">
                <text:p>1.74945879077104</text:p>
              </table:table-cell>
              <table:table-cell office:value-type="float" office:value="2.12132034355964">
                <text:p>2.12132034355964</text:p>
              </table:table-cell>
              <table:table-cell office:value-type="float" office:value="1.80810142669895">
                <text:p>1.80810142669895</text:p>
              </table:table-cell>
              <table:table-cell office:value-type="float" office:value="1.95401684183679">
                <text:p>1.95401684183679</text:p>
              </table:table-cell>
              <table:table-cell office:value-type="float" office:value="1.75254916376933">
                <text:p>1.75254916376933</text:p>
              </table:table-cell>
              <table:table-cell office:value-type="float" office:value="2.01596194510277">
                <text:p>2.01596194510277</text:p>
              </table:table-cell>
              <table:table-cell office:value-type="float" office:value="1.83195540504146">
                <text:p>1.83195540504146</text:p>
              </table:table-cell>
              <table:table-cell office:value-type="float" office:value="1.03509833901353">
                <text:p>1.03509833901353</text:p>
              </table:table-cell>
              <table:table-cell office:value-type="float" office:value="2.24179415327122">
                <text:p>2.24179415327122</text:p>
              </table:table-cell>
              <table:table-cell office:value-type="float" office:value="1.94624736040381">
                <text:p>1.94624736040381</text:p>
              </table:table-cell>
              <table:table-cell office:value-type="float" office:value="1.35620268186054">
                <text:p>1.35620268186054</text:p>
              </table:table-cell>
              <table:table-cell office:value-type="float" office:value="2.17503315624595">
                <text:p>2.17503315624595</text:p>
              </table:table-cell>
              <table:table-cell office:value-type="float" office:value="2.26969494679685">
                <text:p>2.26969494679685</text:p>
              </table:table-cell>
              <table:table-cell office:value-type="float" office:value="1.24642345475823">
                <text:p>1.24642345475823</text:p>
              </table:table-cell>
              <table:table-cell office:value-type="float" office:value="2.28988858759324">
                <text:p>2.28988858759324</text:p>
              </table:table-cell>
              <table:table-cell office:value-type="float" office:value="1.62135371797393">
                <text:p>1.62135371797393</text:p>
              </table:table-cell>
              <table:table-cell office:value-type="float" office:value="2">
                <text:p>2</text:p>
              </table:table-cell>
              <table:table-cell office:value-type="float" office:value="1.95789002074512">
                <text:p>1.95789002074512</text:p>
              </table:table-cell>
              <table:table-cell office:value-type="float" office:value="1.56669890360128">
                <text:p>1.56669890360128</text:p>
              </table:table-cell>
              <table:table-cell office:value-type="float" office:value="2.03100960115899">
                <text:p>2.03100960115899</text:p>
              </table:table-cell>
              <table:table-cell office:value-type="float" office:value="1.98067587532057">
                <text:p>1.98067587532057</text:p>
              </table:table-cell>
              <table:table-cell office:value-type="float" office:value="1.97714210644832">
                <text:p>1.97714210644832</text:p>
              </table:table-cell>
              <table:table-cell office:value-type="float" office:value="0.916125381312904">
                <text:p>0.916125381312904</text:p>
              </table:table-cell>
              <table:table-cell office:value-type="float" office:value="2.3992520201951">
                <text:p>2.3992520201951</text:p>
              </table:table-cell>
              <table:table-cell office:value-type="float" office:value="1.71225529107612">
                <text:p>1.71225529107612</text:p>
              </table:table-cell>
              <table:table-cell office:value-type="float" office:value="2.1380899352994">
                <text:p>2.1380899352994</text:p>
              </table:table-cell>
              <table:table-cell office:value-type="float" office:value="2.17797836159815">
                <text:p>2.17797836159815</text:p>
              </table:table-cell>
              <table:table-cell office:value-type="float" office:value="1.93061459832685">
                <text:p>1.93061459832685</text:p>
              </table:table-cell>
              <table:table-cell office:value-type="float" office:value="1.95940953204931">
                <text:p>1.95940953204931</text:p>
              </table:table-cell>
              <table:table-cell office:value-type="float" office:value="1.90814717488606">
                <text:p>1.90814717488606</text:p>
              </table:table-cell>
              <table:table-cell office:value-type="float" office:value="1.33711584684304">
                <text:p>1.33711584684304</text:p>
              </table:table-cell>
              <table:table-cell office:value-type="float" office:value="1.68501801601221">
                <text:p>1.68501801601221</text:p>
              </table:table-cell>
              <table:table-cell office:value-type="float" office:value="1.97743682838578">
                <text:p>1.97743682838578</text:p>
              </table:table-cell>
              <table:table-cell office:value-type="float" office:value="1.81533868615599">
                <text:p>1.81533868615599</text:p>
              </table:table-cell>
              <table:table-cell office:value-type="float" office:value="1.69030850945703">
                <text:p>1.69030850945703</text:p>
              </table:table-cell>
              <table:table-cell office:value-type="float" office:value="1.73943698524581">
                <text:p>1.73943698524581</text:p>
              </table:table-cell>
              <table:table-cell office:value-type="float" office:value="1.72986249234563">
                <text:p>1.72986249234563</text:p>
              </table:table-cell>
              <table:table-cell office:value-type="float" office:value="1.59798980865694">
                <text:p>1.5979898086569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5620268186054">
                <text:p>1.35620268186054</text:p>
              </table:table-cell>
              <table:table-cell office:value-type="float" office:value="2.07549808665108">
                <text:p>2.07549808665108</text:p>
              </table:table-cell>
              <table:table-cell office:value-type="float" office:value="1.05528970602217">
                <text:p>1.05528970602217</text:p>
              </table:table-cell>
              <table:table-cell office:value-type="float" office:value="2.26778683805536">
                <text:p>2.26778683805536</text:p>
              </table:table-cell>
              <table:table-cell office:value-type="float" office:value="1.23516841994969">
                <text:p>1.23516841994969</text:p>
              </table:table-cell>
              <table:table-cell office:value-type="float" office:value="1.62135371797393">
                <text:p>1.62135371797393</text:p>
              </table:table-cell>
              <table:table-cell office:value-type="float" office:value="0.916125381312904">
                <text:p>0.916125381312904</text:p>
              </table:table-cell>
              <table:table-cell office:value-type="float" office:value="1.89804217618158">
                <text:p>1.89804217618158</text:p>
              </table:table-cell>
              <table:table-cell office:value-type="float" office:value="2.18812220588311">
                <text:p>2.18812220588311</text:p>
              </table:table-cell>
              <table:table-cell office:value-type="float" office:value="2.0528725518857">
                <text:p>2.0528725518857</text:p>
              </table:table-cell>
              <table:table-cell office:value-type="float" office:value="2.23032710030591">
                <text:p>2.23032710030591</text:p>
              </table:table-cell>
              <table:table-cell office:value-type="float" office:value="1.72986249234563">
                <text:p>1.72986249234563</text:p>
              </table:table-cell>
              <table:table-cell office:value-type="float" office:value="1.50594061730772">
                <text:p>1.50594061730772</text:p>
              </table:table-cell>
              <table:table-cell office:value-type="float" office:value="1.88788309068718">
                <text:p>1.88788309068718</text:p>
              </table:table-cell>
              <table:table-cell office:value-type="float" office:value="1.83195540504146">
                <text:p>1.83195540504146</text:p>
              </table:table-cell>
              <table:table-cell office:value-type="float" office:value="1.69030850945703">
                <text:p>1.69030850945703</text:p>
              </table:table-cell>
              <table:table-cell office:value-type="float" office:value="2.04751256218556">
                <text:p>2.04751256218556</text:p>
              </table:table-cell>
              <table:table-cell office:value-type="float" office:value="1.77525072919719">
                <text:p>1.77525072919719</text:p>
              </table:table-cell>
              <table:table-cell office:value-type="float" office:value="2.3566016694748">
                <text:p>2.3566016694748</text:p>
              </table:table-cell>
              <table:table-cell office:value-type="float" office:value="1.89127551586835">
                <text:p>1.89127551586835</text:p>
              </table:table-cell>
              <table:table-cell office:value-type="float" office:value="1.86474468152418">
                <text:p>1.86474468152418</text:p>
              </table:table-cell>
              <table:table-cell office:value-type="float" office:value="2.0528725518857">
                <text:p>2.0528725518857</text:p>
              </table:table-cell>
              <table:table-cell office:value-type="float" office:value="1.86396324383261">
                <text:p>1.86396324383261</text:p>
              </table:table-cell>
              <table:table-cell office:value-type="float" office:value="1.60255477852765">
                <text:p>1.60255477852765</text:p>
              </table:table-cell>
              <table:table-cell office:value-type="float" office:value="1.5526475085203">
                <text:p>1.5526475085203</text:p>
              </table:table-cell>
              <table:table-cell office:value-type="float" office:value="2.15430398064564">
                <text:p>2.15430398064564</text:p>
              </table:table-cell>
              <table:table-cell office:value-type="float" office:value="1.28805702866407">
                <text:p>1.28805702866407</text:p>
              </table:table-cell>
              <table:table-cell office:value-type="float" office:value="1.92260983338497">
                <text:p>1.92260983338497</text:p>
              </table:table-cell>
              <table:table-cell office:value-type="float" office:value="1.66024403519791">
                <text:p>1.660244035197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35066820832737">
                <text:p>2.35066820832737</text:p>
              </table:table-cell>
              <table:table-cell office:value-type="float" office:value="2.22076972732838">
                <text:p>2.22076972732838</text:p>
              </table:table-cell>
              <table:table-cell office:value-type="float" office:value="1.66904592079256">
                <text:p>1.66904592079256</text:p>
              </table:table-cell>
              <table:table-cell office:value-type="float" office:value="2.18091958962504">
                <text:p>2.18091958962504</text:p>
              </table:table-cell>
              <table:table-cell office:value-type="float" office:value="1.87487373312218">
                <text:p>1.87487373312218</text:p>
              </table:table-cell>
              <table:table-cell office:value-type="float" office:value="1.8516401995451">
                <text:p>1.8516401995451</text:p>
              </table:table-cell>
              <table:table-cell office:value-type="float" office:value="1.62512326948624">
                <text:p>1.62512326948624</text:p>
              </table:table-cell>
              <table:table-cell office:value-type="float" office:value="1.78376517003169">
                <text:p>1.78376517003169</text:p>
              </table:table-cell>
              <table:table-cell office:value-type="float" office:value="2.44584195260913">
                <text:p>2.44584195260913</text:p>
              </table:table-cell>
              <table:table-cell office:value-type="float" office:value="1.9315199276138">
                <text:p>1.9315199276138</text:p>
              </table:table-cell>
              <table:table-cell office:value-type="float" office:value="1.42222616792382">
                <text:p>1.42222616792382</text:p>
              </table:table-cell>
              <table:table-cell office:value-type="float" office:value="1.16496474502144">
                <text:p>1.16496474502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